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adornments="Norm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0a4" officeooo:paragraph-rsid="000090a4"/>
    </style:style>
    <style:style style:name="P2" style:family="paragraph" style:parent-style-name="Standard">
      <style:text-properties officeooo:rsid="00019e3b" officeooo:paragraph-rsid="00019e3b"/>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style:text-underline-style="solid" style:text-underline-width="auto" style:text-underline-color="font-color" officeooo:rsid="00026e21" officeooo:paragraph-rsid="00026e21" style:font-style-asian="italic" style:font-style-complex="italic"/>
    </style:style>
    <style:style style:name="P5" style:family="paragraph" style:parent-style-name="Standard">
      <style:text-properties officeooo:rsid="0002c4c8" officeooo:paragraph-rsid="0002c4c8"/>
    </style:style>
    <style:style style:name="P6" style:family="paragraph" style:parent-style-name="Standard">
      <style:text-properties officeooo:rsid="00069edb" officeooo:paragraph-rsid="00069edb"/>
    </style:style>
    <style:style style:name="P7" style:family="paragraph" style:parent-style-name="Standard">
      <style:text-properties officeooo:rsid="000c4539" officeooo:paragraph-rsid="000c4539"/>
    </style:style>
    <style:style style:name="P8" style:family="paragraph" style:parent-style-name="Standard">
      <style:paragraph-properties fo:text-align="center" style:justify-single-word="false"/>
      <style:text-properties officeooo:rsid="00278405" officeooo:paragraph-rsid="00278405"/>
    </style:style>
    <style:style style:name="P9" style:family="paragraph" style:parent-style-name="Standard">
      <style:text-properties officeooo:rsid="001c76a8" officeooo:paragraph-rsid="0028f4c4"/>
    </style:style>
    <style:style style:name="P10" style:family="paragraph" style:parent-style-name="Standard">
      <style:text-properties officeooo:rsid="0028f4c4" officeooo:paragraph-rsid="0028f4c4"/>
    </style:style>
    <style:style style:name="P11" style:family="paragraph" style:parent-style-name="Standard">
      <style:text-properties officeooo:paragraph-rsid="007c59c0"/>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text-properties officeooo:rsid="0037165b" officeooo:paragraph-rsid="0037165b"/>
    </style:style>
    <style:style style:name="P14" style:family="paragraph" style:parent-style-name="Text_20_body">
      <style:text-properties officeooo:rsid="003829fe" officeooo:paragraph-rsid="0040fbfa"/>
    </style:style>
    <style:style style:name="P15" style:family="paragraph" style:parent-style-name="Text_20_body">
      <style:text-properties officeooo:rsid="0040fbfa" officeooo:paragraph-rsid="0040fbfa"/>
    </style:style>
    <style:style style:name="P16" style:family="paragraph" style:parent-style-name="Text_20_body">
      <style:text-properties officeooo:rsid="0042de44" officeooo:paragraph-rsid="0042de44"/>
    </style:style>
    <style:style style:name="P17" style:family="paragraph" style:parent-style-name="Text_20_body">
      <style:text-properties officeooo:rsid="0043156f" officeooo:paragraph-rsid="0043156f"/>
    </style:style>
    <style:style style:name="P18" style:family="paragraph" style:parent-style-name="Text_20_body">
      <style:text-properties officeooo:rsid="00438b9c" officeooo:paragraph-rsid="00438b9c"/>
    </style:style>
    <style:style style:name="P19" style:family="paragraph" style:parent-style-name="Text_20_body">
      <style:text-properties officeooo:rsid="00464532" officeooo:paragraph-rsid="00464532"/>
    </style:style>
    <style:style style:name="P20" style:family="paragraph" style:parent-style-name="Text_20_body">
      <style:text-properties officeooo:rsid="0047d13f" officeooo:paragraph-rsid="0047d13f"/>
    </style:style>
    <style:style style:name="P21" style:family="paragraph" style:parent-style-name="Text_20_body">
      <style:text-properties officeooo:rsid="0050ecc8" officeooo:paragraph-rsid="0050ecc8"/>
    </style:style>
    <style:style style:name="P22" style:family="paragraph" style:parent-style-name="Text_20_body">
      <style:text-properties officeooo:rsid="0050ecc8" officeooo:paragraph-rsid="00543e01"/>
    </style:style>
    <style:style style:name="P23" style:family="paragraph" style:parent-style-name="Text_20_body">
      <style:text-properties officeooo:rsid="00569742" officeooo:paragraph-rsid="00569742"/>
    </style:style>
    <style:style style:name="P24" style:family="paragraph" style:parent-style-name="Text_20_body">
      <style:text-properties officeooo:rsid="00584e3c" officeooo:paragraph-rsid="00584e3c"/>
    </style:style>
    <style:style style:name="P25" style:family="paragraph" style:parent-style-name="Text_20_body">
      <style:text-properties officeooo:rsid="0059f56d" officeooo:paragraph-rsid="005cc073"/>
    </style:style>
    <style:style style:name="P26" style:family="paragraph" style:parent-style-name="Text_20_body">
      <style:text-properties officeooo:rsid="005d2e35" officeooo:paragraph-rsid="005d2e35"/>
    </style:style>
    <style:style style:name="P27" style:family="paragraph" style:parent-style-name="Text_20_body">
      <style:text-properties officeooo:rsid="006175a9" officeooo:paragraph-rsid="006175a9"/>
    </style:style>
    <style:style style:name="P28" style:family="paragraph" style:parent-style-name="Text_20_body">
      <style:text-properties officeooo:rsid="00648243" officeooo:paragraph-rsid="00648243"/>
    </style:style>
    <style:style style:name="P29" style:family="paragraph" style:parent-style-name="Text_20_body">
      <style:text-properties officeooo:paragraph-rsid="005cc073"/>
    </style:style>
    <style:style style:name="P30" style:family="paragraph" style:parent-style-name="Text_20_body">
      <style:text-properties officeooo:paragraph-rsid="00671db1"/>
    </style:style>
    <style:style style:name="P31" style:family="paragraph" style:parent-style-name="Text_20_body">
      <style:text-properties officeooo:rsid="0068ca73" officeooo:paragraph-rsid="0068ca73"/>
    </style:style>
    <style:style style:name="P32" style:family="paragraph" style:parent-style-name="Text_20_body">
      <style:text-properties officeooo:rsid="00683ac6" officeooo:paragraph-rsid="00683ac6"/>
    </style:style>
    <style:style style:name="P33" style:family="paragraph" style:parent-style-name="Text_20_body">
      <style:text-properties officeooo:rsid="006af635" officeooo:paragraph-rsid="006af635"/>
    </style:style>
    <style:style style:name="P34" style:family="paragraph" style:parent-style-name="Text_20_body">
      <style:text-properties officeooo:rsid="006c18e8" officeooo:paragraph-rsid="006c18e8"/>
    </style:style>
    <style:style style:name="P35" style:family="paragraph" style:parent-style-name="Text_20_body">
      <style:text-properties officeooo:rsid="00630bb2" officeooo:paragraph-rsid="0068ca73"/>
    </style:style>
    <style:style style:name="P36" style:family="paragraph" style:parent-style-name="Text_20_body">
      <style:text-properties officeooo:rsid="006ed304" officeooo:paragraph-rsid="006ed304"/>
    </style:style>
    <style:style style:name="P37" style:family="paragraph" style:parent-style-name="Text_20_body">
      <style:text-properties officeooo:rsid="0070a532" officeooo:paragraph-rsid="0070a532"/>
    </style:style>
    <style:style style:name="P38" style:family="paragraph" style:parent-style-name="Text_20_body">
      <style:text-properties officeooo:rsid="0075d067" officeooo:paragraph-rsid="0075d067"/>
    </style:style>
    <style:style style:name="P39" style:family="paragraph" style:parent-style-name="Text_20_body">
      <style:text-properties officeooo:rsid="00778576" officeooo:paragraph-rsid="00778576"/>
    </style:style>
    <style:style style:name="P40" style:family="paragraph" style:parent-style-name="Text_20_body">
      <style:text-properties officeooo:paragraph-rsid="007c59c0"/>
    </style:style>
    <style:style style:name="P41" style:family="paragraph" style:parent-style-name="Text_20_body">
      <style:text-properties officeooo:paragraph-rsid="007ff9f1"/>
    </style:style>
    <style:style style:name="P42" style:family="paragraph" style:parent-style-name="Text_20_body">
      <style:text-properties officeooo:rsid="007c59c0" officeooo:paragraph-rsid="007c59c0"/>
    </style:style>
    <style:style style:name="P43" style:family="paragraph" style:parent-style-name="Text_20_body">
      <style:text-properties officeooo:paragraph-rsid="0081802c"/>
    </style:style>
    <style:style style:name="P44" style:family="paragraph" style:parent-style-name="Text_20_body">
      <style:text-properties officeooo:rsid="0083c046" officeooo:paragraph-rsid="0083c046"/>
    </style:style>
    <style:style style:name="P45" style:family="paragraph" style:parent-style-name="Text_20_body">
      <style:text-properties officeooo:rsid="00843ee8" officeooo:paragraph-rsid="00843ee8"/>
    </style:style>
    <style:style style:name="P46" style:family="paragraph" style:parent-style-name="Text_20_body">
      <style:text-properties officeooo:rsid="00843ee8" officeooo:paragraph-rsid="008e4bef"/>
    </style:style>
    <style:style style:name="P47" style:family="paragraph" style:parent-style-name="Text_20_body">
      <style:text-properties officeooo:rsid="0084f29f" officeooo:paragraph-rsid="0084f29f"/>
    </style:style>
    <style:style style:name="P48" style:family="paragraph" style:parent-style-name="Text_20_body">
      <style:text-properties officeooo:rsid="008bc1d7" officeooo:paragraph-rsid="008bc1d7"/>
    </style:style>
    <style:style style:name="P49" style:family="paragraph" style:parent-style-name="Frame_20_contents">
      <style:text-properties officeooo:rsid="001f8c33" officeooo:paragraph-rsid="001f8c33"/>
    </style:style>
    <style:style style:name="P50" style:family="paragraph" style:parent-style-name="Frame_20_contents">
      <style:text-properties officeooo:rsid="00264beb" officeooo:paragraph-rsid="00264beb"/>
    </style:style>
    <style:style style:name="P51" style:family="paragraph" style:parent-style-name="Frame_20_contents">
      <style:paragraph-properties fo:text-align="justify" style:justify-single-word="false"/>
      <style:text-properties officeooo:rsid="00264beb" officeooo:paragraph-rsid="00264beb"/>
    </style:style>
    <style:style style:name="P52" style:family="paragraph" style:parent-style-name="Frame_20_contents">
      <style:text-properties officeooo:rsid="0026f92c" officeooo:paragraph-rsid="00278405"/>
    </style:style>
    <style:style style:name="P53" style:family="paragraph" style:parent-style-name="Frame_20_contents">
      <style:text-properties officeooo:rsid="00278405" officeooo:paragraph-rsid="00278405"/>
    </style:style>
    <style:style style:name="P54" style:family="paragraph" style:parent-style-name="Frame_20_contents">
      <style:text-properties officeooo:rsid="004c7bd3" officeooo:paragraph-rsid="004c7bd3"/>
    </style:style>
    <style:style style:name="P55" style:family="paragraph" style:parent-style-name="Standard">
      <loext:graphic-properties draw:fill="none"/>
      <style:paragraph-properties fo:margin-left="1.7cm" fo:margin-right="0cm" fo:text-indent="0cm" style:auto-text-indent="false" fo:background-color="transparent"/>
      <style:text-properties officeooo:rsid="0031b45c" officeooo:paragraph-rsid="0031b45c"/>
    </style:style>
    <style:style style:name="P56" style:family="paragraph" style:parent-style-name="Standard">
      <loext:graphic-properties draw:fill="none"/>
      <style:paragraph-properties fo:margin-left="1.7cm" fo:margin-right="0cm" fo:text-indent="0cm" style:auto-text-indent="false" fo:background-color="transparent"/>
      <style:text-properties officeooo:rsid="0031b45c" officeooo:paragraph-rsid="007a0038"/>
    </style:style>
    <style:style style:name="P57" style:family="paragraph" style:parent-style-name="Standard" style:master-page-name="">
      <loext:graphic-properties draw:fill="none"/>
      <style:paragraph-properties fo:margin-left="1.7cm" fo:margin-right="0cm" fo:text-indent="0cm" style:auto-text-indent="false" style:page-number="auto" fo:background-color="transparent"/>
    </style:style>
    <style:style style:name="P58" style:family="paragraph" style:parent-style-name="Standard" style:master-page-name="">
      <loext:graphic-properties draw:fill="none"/>
      <style:paragraph-properties fo:margin-left="2.101cm" fo:margin-right="0cm" fo:text-indent="0cm" style:auto-text-indent="false" style:page-number="auto" fo:background-color="transparent"/>
      <style:text-properties officeooo:paragraph-rsid="002bb837"/>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ext_20_body" style:list-style-name="L12">
      <style:text-properties officeooo:rsid="003829fe" officeooo:paragraph-rsid="0040fbfa"/>
    </style:style>
    <style:style style:name="P63" style:family="paragraph" style:parent-style-name="Text_20_body" style:list-style-name="L13">
      <style:text-properties officeooo:paragraph-rsid="0081802c"/>
    </style:style>
    <style:style style:name="P64" style:family="paragraph" style:parent-style-name="Text_20_body" style:list-style-name="L13">
      <style:paragraph-properties>
        <style:tab-stops>
          <style:tab-stop style:position="5.403cm"/>
        </style:tab-stops>
      </style:paragraph-properties>
      <style:text-properties officeooo:paragraph-rsid="0081802c"/>
    </style:style>
    <style:style style:name="P65" style:family="paragraph" style:parent-style-name="Text_20_body" style:list-style-name="List_20_1">
      <style:text-properties officeooo:paragraph-rsid="00843ee8"/>
    </style:style>
    <style:style style:name="P66" style:family="paragraph" style:parent-style-name="Text_20_body" style:list-style-name="List_20_1">
      <style:paragraph-properties fo:text-align="justify" style:justify-single-word="false"/>
      <style:text-properties officeooo:paragraph-rsid="0081802c"/>
    </style:style>
    <style:style style:name="P67" style:family="paragraph" style:parent-style-name="Text_20_body" style:list-style-name="L14">
      <style:text-properties officeooo:paragraph-rsid="003cf93e"/>
    </style:style>
    <style:style style:name="P68" style:family="paragraph" style:parent-style-name="Text_20_body" style:list-style-name="L14">
      <style:text-properties officeooo:rsid="003f126f" officeooo:paragraph-rsid="003f126f"/>
    </style:style>
    <style:style style:name="P69" style:family="paragraph" style:parent-style-name="Text_20_body" style:list-style-name="L15">
      <style:text-properties officeooo:rsid="003f126f" officeooo:paragraph-rsid="003f126f"/>
    </style:style>
    <style:style style:name="P70" style:family="paragraph" style:parent-style-name="Text_20_body" style:list-style-name="L16">
      <style:text-properties officeooo:rsid="003f60e6" officeooo:paragraph-rsid="003f60e6"/>
    </style:style>
    <style:style style:name="P71" style:family="paragraph" style:parent-style-name="Text_20_body" style:list-style-name="L17">
      <style:text-properties officeooo:rsid="0042de44" officeooo:paragraph-rsid="0042de44"/>
    </style:style>
    <style:style style:name="P72" style:family="paragraph" style:parent-style-name="Text_20_body" style:list-style-name="L17">
      <style:text-properties officeooo:rsid="0043156f" officeooo:paragraph-rsid="0043156f"/>
    </style:style>
    <style:style style:name="P73" style:family="paragraph" style:parent-style-name="Text_20_body" style:list-style-name="L18">
      <style:text-properties officeooo:rsid="0043156f" officeooo:paragraph-rsid="0043156f"/>
    </style:style>
    <style:style style:name="P74" style:family="paragraph" style:parent-style-name="Text_20_body" style:list-style-name="L19">
      <style:text-properties officeooo:rsid="00438b9c" officeooo:paragraph-rsid="00438b9c"/>
    </style:style>
    <style:style style:name="P75" style:family="paragraph" style:parent-style-name="Text_20_body" style:list-style-name="L19">
      <style:text-properties officeooo:rsid="00438b9c" officeooo:paragraph-rsid="0082c060"/>
    </style:style>
    <style:style style:name="P76" style:family="paragraph" style:parent-style-name="Text_20_body" style:list-style-name="L19">
      <style:text-properties officeooo:rsid="0082c060" officeooo:paragraph-rsid="0082c060"/>
    </style:style>
    <style:style style:name="P77" style:family="paragraph" style:parent-style-name="Text_20_body" style:list-style-name="L20">
      <style:text-properties officeooo:rsid="00464532" officeooo:paragraph-rsid="00464532"/>
    </style:style>
    <style:style style:name="P78" style:family="paragraph" style:parent-style-name="Text_20_body" style:list-style-name="L21">
      <style:text-properties officeooo:paragraph-rsid="00484ddf"/>
    </style:style>
    <style:style style:name="P79" style:family="paragraph" style:parent-style-name="Text_20_body" style:list-style-name="L21">
      <style:text-properties officeooo:rsid="0047d13f" officeooo:paragraph-rsid="0047d13f"/>
    </style:style>
    <style:style style:name="P80" style:family="paragraph" style:parent-style-name="Text_20_body" style:list-style-name="L22">
      <style:text-properties officeooo:rsid="0049095f" officeooo:paragraph-rsid="0049095f"/>
    </style:style>
    <style:style style:name="P81" style:family="paragraph" style:parent-style-name="Text_20_body" style:list-style-name="L23">
      <style:text-properties officeooo:rsid="0050ecc8" officeooo:paragraph-rsid="0050ecc8"/>
    </style:style>
    <style:style style:name="P82" style:family="paragraph" style:parent-style-name="Text_20_body" style:list-style-name="L24">
      <style:text-properties officeooo:paragraph-rsid="00543e01"/>
    </style:style>
    <style:style style:name="P83" style:family="paragraph" style:parent-style-name="Text_20_body" style:list-style-name="L25">
      <style:text-properties officeooo:paragraph-rsid="00543e01"/>
    </style:style>
    <style:style style:name="P84" style:family="paragraph" style:parent-style-name="Text_20_body" style:list-style-name="L24">
      <style:text-properties officeooo:rsid="0052b240" officeooo:paragraph-rsid="00543e01"/>
    </style:style>
    <style:style style:name="P85" style:family="paragraph" style:parent-style-name="Text_20_body" style:list-style-name="L26">
      <style:text-properties officeooo:paragraph-rsid="00543e01"/>
    </style:style>
    <style:style style:name="P86" style:family="paragraph" style:parent-style-name="Text_20_body" style:list-style-name="L24">
      <style:text-properties officeooo:rsid="00543e01" officeooo:paragraph-rsid="00543e01"/>
    </style:style>
    <style:style style:name="P87" style:family="paragraph" style:parent-style-name="Text_20_body" style:list-style-name="L27">
      <style:text-properties officeooo:paragraph-rsid="00543e01"/>
    </style:style>
    <style:style style:name="P88" style:family="paragraph" style:parent-style-name="Text_20_body" style:list-style-name="List_20_1">
      <style:text-properties officeooo:rsid="00843ee8" officeooo:paragraph-rsid="00843ee8"/>
    </style:style>
    <style:style style:name="P89" style:family="paragraph" style:parent-style-name="Text_20_body" style:list-style-name="List_20_1">
      <style:text-properties officeooo:rsid="0084f29f" officeooo:paragraph-rsid="0084f29f"/>
    </style:style>
    <style:style style:name="P90" style:family="paragraph" style:parent-style-name="Text_20_body" style:list-style-name="L28">
      <style:text-properties officeooo:rsid="0084f29f" officeooo:paragraph-rsid="0084f29f"/>
    </style:style>
    <style:style style:name="P91" style:family="paragraph" style:parent-style-name="Text_20_body" style:list-style-name="L28">
      <style:text-properties officeooo:rsid="00869ebf" officeooo:paragraph-rsid="00869ebf"/>
    </style:style>
    <style:style style:name="P92" style:family="paragraph" style:parent-style-name="Text_20_body" style:list-style-name="L28">
      <style:text-properties officeooo:rsid="0091c7d6" officeooo:paragraph-rsid="0091c7d6"/>
    </style:style>
    <style:style style:name="P93" style:family="paragraph" style:parent-style-name="Text_20_body" style:list-style-name="L28">
      <style:text-properties fo:font-style="normal" officeooo:rsid="0091c7d6" officeooo:paragraph-rsid="0091c7d6" style:font-style-asian="normal" style:font-style-complex="normal"/>
    </style:style>
    <style:style style:name="P94" style:family="paragraph" style:parent-style-name="Text_20_body" style:list-style-name="L28">
      <style:text-properties officeooo:rsid="00880673" officeooo:paragraph-rsid="00880673"/>
    </style:style>
    <style:style style:name="P95" style:family="paragraph" style:parent-style-name="Text_20_body" style:list-style-name="L28">
      <style:text-properties officeooo:rsid="008926e2" officeooo:paragraph-rsid="008926e2"/>
    </style:style>
    <style:style style:name="P96" style:family="paragraph" style:parent-style-name="Text_20_body" style:list-style-name="L28">
      <style:text-properties officeooo:rsid="008bc1d7" officeooo:paragraph-rsid="008bc1d7"/>
    </style:style>
    <style:style style:name="P97" style:family="paragraph" style:parent-style-name="Text_20_body" style:list-style-name="L29">
      <style:text-properties officeooo:rsid="00569742" officeooo:paragraph-rsid="00569742"/>
    </style:style>
    <style:style style:name="P98" style:family="paragraph" style:parent-style-name="Text_20_body" style:list-style-name="L30">
      <style:text-properties officeooo:rsid="0059f56d" officeooo:paragraph-rsid="005cc073"/>
    </style:style>
    <style:style style:name="P99" style:family="paragraph" style:parent-style-name="Text_20_body" style:list-style-name="L30">
      <style:text-properties officeooo:rsid="005cc073" officeooo:paragraph-rsid="005cc073"/>
    </style:style>
    <style:style style:name="P100" style:family="paragraph" style:parent-style-name="Text_20_body" style:list-style-name="L31">
      <style:text-properties officeooo:rsid="00683ac6" officeooo:paragraph-rsid="00683ac6"/>
    </style:style>
    <style:style style:name="P101" style:family="paragraph" style:parent-style-name="Text_20_body" style:list-style-name="L32">
      <style:text-properties officeooo:rsid="006ed304" officeooo:paragraph-rsid="006ed304"/>
    </style:style>
    <style:style style:name="P102" style:family="paragraph" style:parent-style-name="Text_20_body" style:list-style-name="L32">
      <style:text-properties officeooo:rsid="006ed304" officeooo:paragraph-rsid="0070a532"/>
    </style:style>
    <style:style style:name="P103" style:family="paragraph" style:parent-style-name="Text_20_body" style:list-style-name="L33">
      <style:text-properties officeooo:rsid="0070a532" officeooo:paragraph-rsid="0070a532"/>
    </style:style>
    <style:style style:name="P104" style:family="paragraph" style:parent-style-name="Text_20_body">
      <style:text-properties officeooo:paragraph-rsid="0035bca9"/>
    </style:style>
    <style:style style:name="P105" style:family="paragraph" style:parent-style-name="Heading_20_2">
      <style:text-properties officeooo:rsid="003829fe" officeooo:paragraph-rsid="0040fbfa"/>
    </style:style>
    <style:style style:name="P106" style:family="paragraph" style:parent-style-name="Heading_20_2">
      <style:text-properties officeooo:paragraph-rsid="0050ecc8"/>
    </style:style>
    <style:style style:name="P107" style:family="paragraph" style:parent-style-name="Heading_20_2">
      <style:paragraph-properties fo:break-before="page"/>
    </style:style>
    <style:style style:name="P108" style:family="paragraph" style:parent-style-name="Heading_20_3">
      <style:text-properties officeooo:rsid="003392fe" officeooo:paragraph-rsid="003392fe"/>
    </style:style>
    <style:style style:name="P109" style:family="paragraph" style:parent-style-name="Heading_20_3">
      <style:text-properties officeooo:paragraph-rsid="0050ecc8"/>
    </style:style>
    <style:style style:name="P110" style:family="paragraph" style:parent-style-name="Heading_20_3">
      <style:text-properties officeooo:paragraph-rsid="006175a9"/>
    </style:style>
    <style:style style:name="P111" style:family="paragraph" style:parent-style-name="Heading_20_1">
      <style:text-properties officeooo:rsid="0083c046" officeooo:paragraph-rsid="0083c046"/>
    </style:style>
    <style:style style:name="P112" style:family="paragraph" style:parent-style-name="Standard" style:list-style-name="L1"/>
    <style:style style:name="P113" style:family="paragraph" style:parent-style-name="Standard" style:list-style-name="L1">
      <style:text-properties officeooo:rsid="000090a4" officeooo:paragraph-rsid="000090a4"/>
    </style:style>
    <style:style style:name="P114" style:family="paragraph" style:parent-style-name="Standard" style:list-style-name="L2">
      <style:text-properties officeooo:rsid="00019e3b" officeooo:paragraph-rsid="00019e3b"/>
    </style:style>
    <style:style style:name="P115" style:family="paragraph" style:parent-style-name="Standard" style:list-style-name="L3">
      <style:text-properties officeooo:rsid="00019e3b" officeooo:paragraph-rsid="00019e3b"/>
    </style:style>
    <style:style style:name="P116" style:family="paragraph" style:parent-style-name="Standard" style:list-style-name="L4">
      <style:text-properties officeooo:paragraph-rsid="00019e3b"/>
    </style:style>
    <style:style style:name="P117" style:family="paragraph" style:parent-style-name="Standard" style:list-style-name="L5"/>
    <style:style style:name="P118" style:family="paragraph" style:parent-style-name="Standard" style:list-style-name="L6">
      <style:text-properties officeooo:rsid="00026e21" officeooo:paragraph-rsid="00026e21"/>
    </style:style>
    <style:style style:name="P119" style:family="paragraph" style:parent-style-name="Standard" style:list-style-name="L6">
      <style:text-properties officeooo:rsid="000290c3" officeooo:paragraph-rsid="000290c3"/>
    </style:style>
    <style:style style:name="P120" style:family="paragraph" style:parent-style-name="Standard" style:list-style-name="L7">
      <style:text-properties officeooo:paragraph-rsid="00069edb"/>
    </style:style>
    <style:style style:name="P121" style:family="paragraph" style:parent-style-name="Standard" style:list-style-name="L7">
      <style:text-properties officeooo:rsid="00069edb" officeooo:paragraph-rsid="00069edb"/>
    </style:style>
    <style:style style:name="P122" style:family="paragraph" style:parent-style-name="Standard" style:list-style-name="L7">
      <style:text-properties officeooo:rsid="00076c4d" officeooo:paragraph-rsid="00076c4d"/>
    </style:style>
    <style:style style:name="P123" style:family="paragraph" style:parent-style-name="Standard" style:list-style-name="L7">
      <style:text-properties officeooo:rsid="00081534" officeooo:paragraph-rsid="00081534"/>
    </style:style>
    <style:style style:name="P124" style:family="paragraph" style:parent-style-name="Standard" style:list-style-name="L7">
      <style:text-properties officeooo:rsid="00088bdb" officeooo:paragraph-rsid="00088bdb"/>
    </style:style>
    <style:style style:name="P125" style:family="paragraph" style:parent-style-name="Standard" style:list-style-name="L7">
      <style:text-properties officeooo:rsid="00278405" officeooo:paragraph-rsid="00278405"/>
    </style:style>
    <style:style style:name="P126" style:family="paragraph" style:parent-style-name="Standard" style:list-style-name="L7">
      <style:text-properties style:text-line-through-style="solid" style:text-line-through-type="single" officeooo:rsid="000a5199" officeooo:paragraph-rsid="000a5199"/>
    </style:style>
    <style:style style:name="P127" style:family="paragraph" style:parent-style-name="Standard" style:list-style-name="L8">
      <style:text-properties officeooo:rsid="001c76a8" officeooo:paragraph-rsid="0028f4c4"/>
    </style:style>
    <style:style style:name="P128" style:family="paragraph" style:parent-style-name="Standard" style:list-style-name="L8">
      <style:text-properties officeooo:rsid="001c76a8" officeooo:paragraph-rsid="001c76a8"/>
    </style:style>
    <style:style style:name="P129" style:family="paragraph" style:parent-style-name="Standard" style:list-style-name="L8">
      <style:text-properties officeooo:rsid="0028f4c4" officeooo:paragraph-rsid="002a9348"/>
    </style:style>
    <style:style style:name="P130" style:family="paragraph" style:parent-style-name="Standard" style:list-style-name="L9"/>
    <style:style style:name="P131" style:family="paragraph" style:parent-style-name="Standard" style:list-style-name="L11"/>
    <style:style style:name="P132" style:family="paragraph" style:parent-style-name="Standard" style:list-style-name="L10" style:master-page-name="">
      <loext:graphic-properties draw:fill="none"/>
      <style:paragraph-properties fo:margin-left="1.3cm" fo:margin-right="0cm" fo:text-indent="-0.6cm" style:auto-text-indent="false" style:page-number="auto" fo:background-color="transparent">
        <style:tab-stops>
          <style:tab-stop style:position="0.041cm"/>
        </style:tab-stops>
      </style:paragraph-properties>
      <style:text-properties officeooo:rsid="00310b24" officeooo:paragraph-rsid="00310b24"/>
    </style:style>
    <style:style style:name="P133" style:family="paragraph" style:parent-style-name="Standard" style:list-style-name="L10" style:master-page-name="">
      <loext:graphic-properties draw:fill="none"/>
      <style:paragraph-properties fo:margin-left="1.3cm" fo:margin-right="0cm" fo:text-indent="-0.6cm" style:auto-text-indent="false" style:page-number="auto" fo:background-color="transparent">
        <style:tab-stops>
          <style:tab-stop style:position="-0.021cm"/>
        </style:tab-stops>
      </style:paragraph-properties>
      <style:text-properties officeooo:paragraph-rsid="002bb837"/>
    </style:style>
    <style:style style:name="P134" style:family="paragraph" style:parent-style-name="Standard" style:list-style-name="L10">
      <loext:graphic-properties draw:fill="none"/>
      <style:paragraph-properties fo:margin-left="1.3cm" fo:margin-right="0cm" fo:text-indent="-0.6cm" style:auto-text-indent="false" fo:background-color="transparent">
        <style:tab-stops>
          <style:tab-stop style:position="0.041cm"/>
        </style:tab-stops>
      </style:paragraph-properties>
    </style:style>
    <style:style style:name="T1" style:family="text">
      <style:text-properties officeooo:rsid="000090a4"/>
    </style:style>
    <style:style style:name="T2" style:family="text">
      <style:text-properties officeooo:rsid="00019e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0290c3"/>
    </style:style>
    <style:style style:name="T6" style:family="text">
      <style:text-properties officeooo:rsid="0002ba67"/>
    </style:style>
    <style:style style:name="T7" style:family="text">
      <style:text-properties officeooo:rsid="00069edb"/>
    </style:style>
    <style:style style:name="T8" style:family="text">
      <style:text-properties officeooo:rsid="00081534"/>
    </style:style>
    <style:style style:name="T9" style:family="text">
      <style:text-properties officeooo:rsid="00088bdb"/>
    </style:style>
    <style:style style:name="T10" style:family="text">
      <style:text-properties officeooo:rsid="00183448"/>
    </style:style>
    <style:style style:name="T11" style:family="text">
      <style:text-properties fo:font-weight="bold" style:font-weight-asian="bold" style:font-weight-complex="bold"/>
    </style:style>
    <style:style style:name="T12" style:family="text">
      <style:text-properties fo:font-weight="bold" officeooo:rsid="0081802c" style:font-weight-asian="bold" style:font-weight-complex="bold"/>
    </style:style>
    <style:style style:name="T13" style:family="text">
      <style:text-properties officeooo:rsid="0022545c"/>
    </style:style>
    <style:style style:name="T14" style:family="text">
      <style:text-properties officeooo:rsid="00234a28"/>
    </style:style>
    <style:style style:name="T15" style:family="text">
      <style:text-properties officeooo:rsid="00278405"/>
    </style:style>
    <style:style style:name="T16" style:family="text">
      <style:text-properties officeooo:rsid="0028f4c4"/>
    </style:style>
    <style:style style:name="T17" style:family="text">
      <style:text-properties fo:font-style="italic" style:font-style-asian="italic" style:font-style-complex="italic"/>
    </style:style>
    <style:style style:name="T18" style:family="text">
      <style:text-properties fo:font-style="italic" officeooo:rsid="0028f4c4"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81802c" style:font-style-asian="italic" style:font-weight-asian="bold" style:font-style-complex="italic" style:font-weight-complex="bold"/>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officeooo:rsid="002a5722"/>
    </style:style>
    <style:style style:name="T23" style:family="text">
      <style:text-properties officeooo:rsid="002bb837"/>
    </style:style>
    <style:style style:name="T24" style:family="text">
      <style:text-properties officeooo:rsid="002ff947"/>
    </style:style>
    <style:style style:name="T25" style:family="text">
      <style:text-properties officeooo:rsid="0037165b"/>
    </style:style>
    <style:style style:name="T26" style:family="text">
      <style:text-properties officeooo:rsid="003f126f"/>
    </style:style>
    <style:style style:name="T27" style:family="text">
      <style:text-properties officeooo:rsid="00447035"/>
    </style:style>
    <style:style style:name="T28" style:family="text">
      <style:text-properties officeooo:rsid="0047d13f"/>
    </style:style>
    <style:style style:name="T29" style:family="text">
      <style:text-properties officeooo:rsid="00484ddf"/>
    </style:style>
    <style:style style:name="T30" style:family="text">
      <style:text-properties style:text-line-through-style="solid" style:text-line-through-type="single"/>
    </style:style>
    <style:style style:name="T31" style:family="text">
      <style:text-properties style:text-line-through-style="solid" style:text-line-through-type="single" officeooo:rsid="008f6159"/>
    </style:style>
    <style:style style:name="T32" style:family="text">
      <style:text-properties officeooo:rsid="004f17e0"/>
    </style:style>
    <style:style style:name="T33" style:family="text">
      <style:text-properties officeooo:rsid="0050ecc8"/>
    </style:style>
    <style:style style:name="T34" style:family="text">
      <style:text-properties officeooo:rsid="0052b240"/>
    </style:style>
    <style:style style:name="T35" style:family="text">
      <style:text-properties officeooo:rsid="00543e01"/>
    </style:style>
    <style:style style:name="T36" style:family="text">
      <style:text-properties officeooo:rsid="00584e3c"/>
    </style:style>
    <style:style style:name="T37" style:family="text">
      <style:text-properties officeooo:rsid="0059f56d"/>
    </style:style>
    <style:style style:name="T38" style:family="text">
      <style:text-properties officeooo:rsid="005bab72"/>
    </style:style>
    <style:style style:name="T39" style:family="text">
      <style:text-properties officeooo:rsid="005cc073"/>
    </style:style>
    <style:style style:name="T40" style:family="text">
      <style:text-properties style:text-position="super 58%"/>
    </style:style>
    <style:style style:name="T41" style:family="text">
      <style:text-properties style:text-position="super 58%" officeooo:rsid="005cc073"/>
    </style:style>
    <style:style style:name="T42" style:family="text">
      <style:text-properties style:text-position="super 58%" officeooo:rsid="005bab72"/>
    </style:style>
    <style:style style:name="T43" style:family="text">
      <style:text-properties style:text-position="super 58%" officeooo:rsid="0070a532"/>
    </style:style>
    <style:style style:name="T44" style:family="text">
      <style:text-properties officeooo:rsid="005d2e35"/>
    </style:style>
    <style:style style:name="T45" style:family="text">
      <style:text-properties officeooo:rsid="006175a9"/>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officeooo:rsid="00671db1"/>
    </style:style>
    <style:style style:name="T49" style:family="text">
      <style:text-properties officeooo:rsid="006c18e8"/>
    </style:style>
    <style:style style:name="T50" style:family="text">
      <style:text-properties officeooo:rsid="006ed304"/>
    </style:style>
    <style:style style:name="T51" style:family="text">
      <style:text-properties officeooo:rsid="0070a532"/>
    </style:style>
    <style:style style:name="T52" style:family="text">
      <style:text-properties officeooo:rsid="007397a1"/>
    </style:style>
    <style:style style:name="T53" style:family="text">
      <style:text-properties officeooo:rsid="00796977"/>
    </style:style>
    <style:style style:name="T54" style:family="text">
      <style:text-properties officeooo:rsid="007a0038"/>
    </style:style>
    <style:style style:name="T55" style:family="text">
      <style:text-properties officeooo:rsid="007c59c0"/>
    </style:style>
    <style:style style:name="T56" style:family="text">
      <style:text-properties officeooo:rsid="007ff9f1"/>
    </style:style>
    <style:style style:name="T57" style:family="text">
      <style:text-properties fo:font-size="9pt" style:font-size-asian="9pt" style:font-size-complex="9pt"/>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81802c" style:font-style-asian="normal" style:font-weight-asian="normal" style:font-style-complex="normal" style:font-weight-complex="normal"/>
    </style:style>
    <style:style style:name="T60" style:family="text">
      <style:text-properties fo:font-style="normal" fo:font-weight="bold" officeooo:rsid="0081802c"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82c060"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officeooo:rsid="0081802c" style:font-weight-asian="normal" style:font-weight-complex="normal"/>
    </style:style>
    <style:style style:name="T65" style:family="text">
      <style:text-properties officeooo:rsid="0082a7ba"/>
    </style:style>
    <style:style style:name="T66" style:family="text">
      <style:text-properties officeooo:rsid="00843ee8"/>
    </style:style>
    <style:style style:name="T67" style:family="text">
      <style:text-properties officeooo:rsid="00869ebf"/>
    </style:style>
    <style:style style:name="T68" style:family="text">
      <style:text-properties officeooo:rsid="00880673"/>
    </style:style>
    <style:style style:name="T69" style:family="text">
      <style:text-properties officeooo:rsid="008926e2"/>
    </style:style>
    <style:style style:name="T70" style:family="text">
      <style:text-properties officeooo:rsid="008e4bef"/>
    </style:style>
    <style:style style:name="T71" style:family="text">
      <style:text-properties officeooo:rsid="008f6159"/>
    </style:style>
    <style:style style:name="T72" style:family="text">
      <style:text-properties officeooo:rsid="0091c7d6"/>
    </style:style>
    <style:style style:name="T73" style:family="text">
      <style:text-properties officeooo:rsid="0098816b"/>
    </style:style>
    <style:style style:name="T74" style:family="text">
      <style:text-properties officeooo:rsid="0035bca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right" style:horizontal-rel="paragraph"/>
    </style:style>
    <style:style style:name="fr4" style:family="graphic" style:parent-style-name="Frame">
      <style:graphic-properties style:vertical-pos="from-top" style:vertical-rel="paragraph" style:horizontal-pos="from-left" style:horizontal-rel="paragraph" fo:background-color="#cccccc" draw:fill="solid" draw:fill-color="#cccccc"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577_1454761327"/><text:span text:style-name="T36">Installation du Raspberry</text:span> 2 <text:bookmark-end text:name="__RefHeading___Toc577_1454761327"/></text:h>
      <text:p text:style-name="P12">démarrage en septembre 2017</text:p>
      <text:p text:style-name="P1">Objectifs : repartir avec ce nouveau raspberry pour avoir un calcul des températures de la chaudière. <text:s/>Dans un deuxième temps, on pourra allez plus loin avec des commandes éventuelles. A voir.</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_Toc577_1454761327" text:style-name="Index_20_Link" text:visited-style-name="Index_20_Link">Installation du Raspberry 2<text:tab/>1</text:a></text:p>
          <text:p text:style-name="P60"><text:a xlink:type="simple" xlink:href="#__RefHeading___Toc579_1454761327" text:style-name="Index_20_Link" text:visited-style-name="Index_20_Link">Le matériel de base<text:tab/>2</text:a></text:p>
          <text:p text:style-name="P60"><text:a xlink:type="simple" xlink:href="#__RefHeading___Toc581_1454761327" text:style-name="Index_20_Link" text:visited-style-name="Index_20_Link">Création de la carte micro SD<text:tab/>2</text:a></text:p>
          <text:p text:style-name="P60"><text:a xlink:type="simple" xlink:href="#__RefHeading___Toc583_1454761327" text:style-name="Index_20_Link" text:visited-style-name="Index_20_Link">Installation et première configuration du raspberry<text:tab/>2</text:a></text:p>
          <text:p text:style-name="P60"><text:a xlink:type="simple" xlink:href="#__RefHeading___Toc585_1454761327" text:style-name="Index_20_Link" text:visited-style-name="Index_20_Link">Installation des programmes pour créer un serveur web<text:tab/>3</text:a></text:p>
          <text:p text:style-name="P60"><text:a xlink:type="simple" xlink:href="#__RefHeading___Toc587_1454761327" text:style-name="Index_20_Link" text:visited-style-name="Index_20_Link">Installation d’une nouvelle base pour la suite<text:tab/>3</text:a></text:p>
          <text:p text:style-name="P60"><text:a xlink:type="simple" xlink:href="#__RefHeading___Toc589_1454761327" text:style-name="Index_20_Link" text:visited-style-name="Index_20_Link">Installation d’un répertoire spécifique pour un site<text:tab/>4</text:a></text:p>
          <text:p text:style-name="P60"><text:a xlink:type="simple" xlink:href="#__RefHeading___Toc591_1454761327" text:style-name="Index_20_Link" text:visited-style-name="Index_20_Link">Tester le fonctionnement en SSH à partir d’un ordinateur distant<text:tab/>4</text:a></text:p>
          <text:p text:style-name="P61"><text:a xlink:type="simple" xlink:href="#__RefHeading___Toc593_1454761327" text:style-name="Index_20_Link" text:visited-style-name="Index_20_Link">Sur une machine Ubuntu<text:tab/>4</text:a></text:p>
          <text:p text:style-name="P61"><text:a xlink:type="simple" xlink:href="#__RefHeading___Toc595_1454761327" text:style-name="Index_20_Link" text:visited-style-name="Index_20_Link">Sur une machine windows<text:tab/>4</text:a></text:p>
          <text:p text:style-name="P60"><text:a xlink:type="simple" xlink:href="#__RefHeading___Toc1434_1454761327" text:style-name="Index_20_Link" text:visited-style-name="Index_20_Link">Installation du serveur FTP<text:tab/>4</text:a></text:p>
          <text:p text:style-name="P59"><text:a xlink:type="simple" xlink:href="#__RefHeading___Toc1436_1454761327" text:style-name="Index_20_Link" text:visited-style-name="Index_20_Link">Partie mise en place du projet<text:tab/>5</text:a></text:p>
          <text:p text:style-name="P60"><text:a xlink:type="simple" xlink:href="#__RefHeading___Toc1438_1454761327" text:style-name="Index_20_Link" text:visited-style-name="Index_20_Link">Principe de fonctionnement général<text:tab/>5</text:a></text:p>
          <text:p text:style-name="P61"><text:a xlink:type="simple" xlink:href="#__RefHeading___Toc1440_1454761327" text:style-name="Index_20_Link" text:visited-style-name="Index_20_Link">Coté physique (le hard)<text:tab/>5</text:a></text:p>
          <text:p text:style-name="P61"><text:a xlink:type="simple" xlink:href="#__RefHeading___Toc1442_1454761327" text:style-name="Index_20_Link" text:visited-style-name="Index_20_Link">Coté logiciel (le soft) – récupération des données et commande d’action<text:tab/>5</text:a></text:p>
          <text:p text:style-name="P61"><text:a xlink:type="simple" xlink:href="#__RefHeading___Toc1444_1454761327" text:style-name="Index_20_Link" text:visited-style-name="Index_20_Link">Coté logiciel (le soft) – affichage d’information<text:tab/>5</text:a></text:p>
          <text:p text:style-name="P61"><text:a xlink:type="simple" xlink:href="#__RefHeading___Toc1420_944546318" text:style-name="Index_20_Link" text:visited-style-name="Index_20_Link">Organisation des fichiers de présentation et de la base de donnée<text:tab/>5</text:a></text:p>
          <text:p text:style-name="P61"><text:a xlink:type="simple" xlink:href="#__RefHeading___Toc1422_944546318" text:style-name="Index_20_Link" text:visited-style-name="Index_20_Link">Détails sur le fonctionnement web<text:tab/>6</text:a></text:p>
          <text:p text:style-name="P60"><text:a xlink:type="simple" xlink:href="#__RefHeading___Toc597_1454761327" text:style-name="Index_20_Link" text:visited-style-name="Index_20_Link">Quelques astuces pour lancer le raspberry en mode de production finale<text:tab/>6</text:a></text:p>
          <text:p text:style-name="P61"><text:a xlink:type="simple" xlink:href="#__RefHeading___Toc1450_1454761327" text:style-name="Index_20_Link" text:visited-style-name="Index_20_Link">Installer l'inactivité du curseur<text:tab/>6</text:a></text:p>
          <text:p text:style-name="P61"><text:a xlink:type="simple" xlink:href="#__RefHeading___Toc1452_1454761327" text:style-name="Index_20_Link" text:visited-style-name="Index_20_Link">Démarrage du Raspberry sur la page web /www/index.php et suppression de la mise en veille<text:tab/>6</text:a></text:p>
          <text:p text:style-name="P60"><text:a xlink:type="simple" xlink:href="#__RefHeading___Toc603_1454761327" text:style-name="Index_20_Link" text:visited-style-name="Index_20_Link">Rafraîchissement de la page régulièrement<text:tab/>7</text:a></text:p>
          <text:p text:style-name="P61"><text:a xlink:type="simple" xlink:href="#__RefHeading___Toc605_1454761327" text:style-name="Index_20_Link" text:visited-style-name="Index_20_Link">Méthode 1 – les méta données<text:tab/>7</text:a></text:p>
          <text:p text:style-name="P61"><text:a xlink:type="simple" xlink:href="#__RefHeading___Toc607_1454761327" text:style-name="Index_20_Link" text:visited-style-name="Index_20_Link">Méthode 2 – un script particulier<text:tab/>7</text:a></text:p>
          <text:p text:style-name="P60"><text:a xlink:type="simple" xlink:href="#__RefHeading___Toc730_3058090646" text:style-name="Index_20_Link" text:visited-style-name="Index_20_Link">Mise en place du lancement régulier de fichiers par le Raspberry (Daemon)<text:tab/>7</text:a></text:p>
          <text:p text:style-name="P61"><text:a xlink:type="simple" xlink:href="#__RefHeading___Toc732_3058090646" text:style-name="Index_20_Link" text:visited-style-name="Index_20_Link">Mise en place d’un crontab<text:tab/>8</text:a></text:p>
          <text:p text:style-name="P61"><text:a xlink:type="simple" xlink:href="#__RefHeading___Toc1752_711975375" text:style-name="Index_20_Link" text:visited-style-name="Index_20_Link">Fichier Daemonize.php<text:tab/>8</text:a></text:p>
          <text:p text:style-name="P60"><text:a xlink:type="simple" xlink:href="#__RefHeading___Toc814_3895800764" text:style-name="Index_20_Link" text:visited-style-name="Index_20_Link">Installation des capteurs<text:tab/>9</text:a></text:p>
          <text:p text:style-name="P61"><text:a xlink:type="simple" xlink:href="#__RefHeading___Toc816_3895800764" text:style-name="Index_20_Link" text:visited-style-name="Index_20_Link">Le branchement<text:tab/>9</text:a></text:p>
          <text:p text:style-name="P61"><text:a xlink:type="simple" xlink:href="#__RefHeading___Toc818_3895800764" text:style-name="Index_20_Link" text:visited-style-name="Index_20_Link">Paramétrage et lecture sur le Pi<text:tab/>9</text:a></text:p>
          <text:p text:style-name="P59"><text:a xlink:type="simple" xlink:href="#__RefHeading___Toc1424_944546318" text:style-name="Index_20_Link" text:visited-style-name="Index_20_Link">Compléments d’installation<text:tab/>10</text:a></text:p>
          <text:p text:style-name="P60"><text:a xlink:type="simple" xlink:href="#__RefHeading___Toc1426_944546318" text:style-name="Index_20_Link" text:visited-style-name="Index_20_Link">Mise en place d’un bouton arrêt<text:tab/>10</text:a></text:p>
          <text:p text:style-name="P61"><text:a xlink:type="simple" xlink:href="#__RefHeading___Toc1535_1894604360" text:style-name="Index_20_Link" text:visited-style-name="Index_20_Link">Coté physique<text:tab/>10</text:a></text:p>
          <text:p text:style-name="P61"><text:a xlink:type="simple" xlink:href="#__RefHeading___Toc1537_1894604360" text:style-name="Index_20_Link" text:visited-style-name="Index_20_Link">Coté Soft – première étape installation wiringPi<text:tab/>10</text:a></text:p>
          <text:p text:style-name="P61"><text:a xlink:type="simple" xlink:href="#__RefHeading___Toc1539_1894604360" text:style-name="Index_20_Link" text:visited-style-name="Index_20_Link">Coté soft – le principe de fonctionnement<text:tab/>10</text:a></text:p>
          <text:p text:style-name="P59"><text:a xlink:type="simple" xlink:href="#__RefHeading___Toc972_3276016986" text:style-name="Index_20_Link" text:visited-style-name="Index_20_Link">Modification du projet en passant par un Arduino<text:tab/>11</text:a></text:p>
          <text:p text:style-name="P60"><text:a xlink:type="simple" xlink:href="#__RefHeading___Toc2017_3276016986" text:style-name="Index_20_Link" text:visited-style-name="Index_20_Link">Connexion du Raspberry et de l’Arduino<text:tab/>11</text:a></text:p>
          <text:p text:style-name="P61"><text:a xlink:type="simple" xlink:href="#__RefHeading___Toc2019_3276016986" text:style-name="Index_20_Link" text:visited-style-name="Index_20_Link">connexion par le protocole I</text:a><text:a xlink:type="simple" xlink:href="#__RefHeading___Toc2019_3276016986" text:style-name="Index_20_Link" text:visited-style-name="Index_20_Link"><text:span text:style-name="T40">2</text:span></text:a><text:a xlink:type="simple" xlink:href="#__RefHeading___Toc2019_3276016986" text:style-name="Index_20_Link" text:visited-style-name="Index_20_Link">C<text:tab/>11</text:a></text:p>
          <text:p text:style-name="P61"><text:a xlink:type="simple" xlink:href="#__RefHeading___Toc2021_3276016986" text:style-name="Index_20_Link" text:visited-style-name="Index_20_Link">Connexion sur le Raspberry par USB<text:tab/>12</text:a></text:p>
          <text:p text:style-name="P61"><text:a xlink:type="simple" xlink:href="#__RefHeading___Toc2036_3276016986" text:style-name="Index_20_Link" text:visited-style-name="Index_20_Link">Connexion sur l’Arduino par le protocole I2C ou l’USB<text:tab/>13</text:a></text:p>
        </text:index-body>
      </text:table-of-content>
      <text:p text:style-name="P1"/>
      <text:h text:style-name="P107" text:outline-level="2"><text:bookmark-start text:name="__RefHeading___Toc579_1454761327"/>Le matériel de base <text:bookmark-end text:name="__RefHeading___Toc579_1454761327"/></text:h>
      <text:list xml:id="list2037492439" text:style-name="L1">
        <text:list-item>
          <text:p text:style-name="P113">Raspberry Pi 2, Model B, 1GB RAM</text:p>
        </text:list-item>
        <text:list-item>
          <text:p text:style-name="P113">Un carte micro SD 16Go</text:p>
        </text:list-item>
        <text:list-item>
          <text:p text:style-name="P113">Une alimentation 5v – 2A (puissance un peu inférieur au préconisation 2,5A)</text:p>
        </text:list-item>
        <text:list-item>
          <text:p text:style-name="P112">Un Ecran Plat Moniteur 7 Pouce HD 1024*600 TFT pour Raspberry Pi 3 2B B RPi 1 B+ A+ avec HDMI câble VGA Input, DVD VCR voiture avec télécommande Kum<text:a xlink:type="simple" xlink:href="https://www.amazon.fr/gp/r.html?C=3GJ5U8VQGVINW&amp;K=2ZGEILAEL8OE0&amp;M=urn:rtn:msg:20170927115016b3ffc34a6a9a4828b5d08973a020p0eu&amp;R=4F2IPTRHOFCM&amp;T=C&amp;U=http%3A%2F%2Fwww.amazon.fr%2Fdp%2FB01FFAAZRC%2Fref%3Dpe_3044141_185740131_TE_item&amp;A=AH33T2YZR0A4OMIBRNR92MJOPZQA&amp;H=PPXEJM2EUUSAKJHBXJWZ1MXKBL0A&amp;ref_=pe_3044141_185740131_TE_item" text:style-name="Internet_20_link" text:visited-style-name="Visited_20_Internet_20_Link">n</text:a><text:a xlink:type="simple" xlink:href="https://www.amazon.fr/gp/r.html?C=3GJ5U8VQGVINW&amp;K=2ZGEILAEL8OE0&amp;M=urn:rtn:msg:20170927115016b3ffc34a6a9a4828b5d08973a020p0eu&amp;R=4F2IPTRHOFCM&amp;T=C&amp;U=http%3A%2F%2Fwww.amazon.fr%2Fdp%2FB01FFAAZRC%2Fref%3Dpe_3044141_185740131_TE_item&amp;A=AH33T2YZR0A4OMIBRNR92MJOPZQA&amp;H=PPXEJM2EUUSAKJHBXJWZ1MXKBL0A&amp;ref_=pe_3044141_185740131_TE_item" text:style-name="Internet_20_link" text:visited-style-name="Visited_20_Internet_20_Link">a</text:a> <text:bookmark text:name="itemDetails"/><text:span text:style-name="T1">(alimentation 12V - 1A)</text:span></text:p>
        </text:list-item>
      </text:list>
      <text:p text:style-name="Standard"/>
      <text:h text:style-name="Heading_20_2" text:outline-level="2"><text:bookmark-start text:name="__RefHeading___Toc581_1454761327"/>Création de la carte micro SD<text:bookmark-end text:name="__RefHeading___Toc581_1454761327"/></text:h>
      <text:list xml:id="list3923052430" text:style-name="L2">
        <text:list-item>
          <text:p text:style-name="P114">Pour cela je suis passé par mon PC/Tablette Assus et en prenant les infos sur le site Rasbian</text:p>
        </text:list-item>
      </text:list>
      <text:p text:style-name="P2"><text:a xlink:type="simple" xlink:href="https://raspbian-france.fr/creez-carte-sd-raspbian-raspberry-pi-windows/" text:style-name="Internet_20_link" text:visited-style-name="Visited_20_Internet_20_Link">https://raspbian-france.fr/creez-carte-sd-raspbian-raspberry-pi-windows/</text:a></text:p>
      <text:list xml:id="list1624005321" text:style-name="L3">
        <text:list-item>
          <text:p text:style-name="P115">On va chercher la dernière version rasbian à installer</text:p>
        </text:list-item>
      </text:list>
      <text:p text:style-name="P2"><text:a xlink:type="simple" xlink:href="http://downloads.raspberrypi.org/raspbian_latest" text:style-name="Internet_20_link" text:visited-style-name="Visited_20_Internet_20_Link">http://downloads.raspberrypi.org/raspbian_latest</text:a></text:p>
      <text:list xml:id="list3731075938" text:style-name="L4">
        <text:list-item>
          <text:p text:style-name="P116"><text:span text:style-name="T2">La page propose de passer par un logiciel </text:span>Win32DiskManager <text:span text:style-name="T2">pour charger la carte. C’est ce que j’ai fait en suivant les instructions.</text:span></text:p>
        </text:list-item>
      </text:list>
      <text:p text:style-name="P2"><text:a xlink:type="simple" xlink:href="http://sourceforge.net/projects/win32diskimager/files/latest/download" text:style-name="Internet_20_link" text:visited-style-name="Visited_20_Internet_20_Link">http://sourceforge.net/projects/win32diskimager/files/latest/download</text:a></text:p>
      <text:p text:style-name="P2"/>
      <text:p text:style-name="P2"><text:span text:style-name="T3">Remarque 1</text:span> : j’avais un support de carte SD dans lequel j’insérais ma micro SD. J’ai essayé à plusieurs reprises d’enregistrer ma carte en passant par ce biais, mais à chaque fois, je n’ai pas réussi à aller jusqu’au bout. Donc prudence.</text:p>
      <text:p text:style-name="P2"><text:span text:style-name="T3">Remarque 2</text:span> : Il existe une version ubutu : Ubuntu MATE pour le raspberry. Je n’ai pas encore tenté de partir là-dessus. Mais c’est une option à tester peut-être un jour.</text:p>
      <text:p text:style-name="P2"/>
      <text:h text:style-name="Heading_20_2" text:outline-level="2"><text:bookmark-start text:name="__RefHeading___Toc583_1454761327"/>Installation et première configuration du raspberry<text:bookmark-end text:name="__RefHeading___Toc583_1454761327"/></text:h>
      <text:p text:style-name="P3">Attention toute cette parti<text:span text:style-name="T10">e</text:span> a été faite avec écran, clavier et souris. </text:p>
      <text:p text:style-name="P3"/>
      <text:list xml:id="list2598972985" text:style-name="L5">
        <text:list-item>
          <text:p text:style-name="P117">Une fois la carte prête, on peut lancer le raspberry et miracle tout fonctionne du premier coup.</text:p>
        </text:list-item>
        <text:list-item>
          <text:p text:style-name="P117">Pour la configuration de base, j’ai suivi le tuto suivant : </text:p>
        </text:list-item>
      </text:list>
      <text:p text:style-name="Standard"><text:a xlink:type="simple" xlink:href="https://raspbian-france.fr/installer-raspbian-premier-demarrage-configuration/" text:style-name="Internet_20_link" text:visited-style-name="Visited_20_Internet_20_Link">https://raspbian-france.fr/installer-raspbian-premier-demarrage-configuration/</text:a></text:p>
      <text:p text:style-name="P4"><draw:frame draw:style-name="fr1" draw:name="Cadre1" text:anchor-type="paragraph" svg:x="8.92cm" svg:y="0.139cm" svg:width="7.758cm" draw:z-index="0"><draw:text-box fo:min-height="5.195cm"><text:p text:style-name="P49"><text:span text:style-name="T11">Maj Avril 18 </text:span>– suite à une troisième relance d’une configuration complète de raspbian. Je viens de trouver la solution pour que lors d’un sudo je sois obligé de rentrer le mot de passe : il faut aller ouvrir dans /etc/sudoers/010_pi-nopasswd fichier qui ne comporter qu’une seule ligne qui dit que Pi peux tout faire. Je l’ai mis en commentaire (je pense que l’on pourrait annuler le fichier, mais prudence)</text:p></draw:text-box></draw:frame>En résumé :</text:p>
      <text:list xml:id="list1583955683" text:style-name="L6">
        <text:list-item>
          <text:list>
            <text:list-item>
              <text:p text:style-name="P118">Sur le terminal <text:span text:style-name="T5">&lt;</text:span><text:span text:style-name="code"><text:span text:style-name="T5">sudo raspi-config</text:span></text:span><text:span text:style-name="T5">&gt; pour lancer la configuration</text:span></text:p>
            </text:list-item>
            <text:list-item>
              <text:p text:style-name="P119">modification du mot de passe : « raspberryMiss »</text:p>
              <text:p text:style-name="P119">c’est assez bizarre, mais j’ai l’impression qu’il ne tient pas compte du mot de passe créer : lorsque l’on refait un sudo, il ne demande rien.</text:p>
            </text:list-item>
            <text:list-item>
              <text:p text:style-name="P119">Ensuite réglage du clavier en AZERTY, langage en français, </text:p>
            </text:list-item>
            <text:list-item>
              <text:p text:style-name="P119">Activation du SSH (important pour la suite) : contrairement à ce qui est préconisé sur la page web, il faut aller sur la 5ème option : &lt;Interfacing options&gt; puis sur la deuxième ligne &lt;P2 SSH&gt; et demander à mettre en fonctionnement (enable).</text:p>
            </text:list-item>
            <text:list-item>
              <text:p text:style-name="P119">On termine par le classique &lt;<text:span text:style-name="code">sudo apt-get </text:span><text:span text:style-name="code"><text:span text:style-name="T6">update</text:span></text:span><text:span text:style-name="T6">&gt; <text:s/>- &lt;</text:span><text:span text:style-name="code"><text:span text:style-name="T6">sudo apt-get upgrade</text:span></text:span><text:span text:style-name="T6">&gt; et la base y est.</text:span></text:p>
            </text:list-item>
          </text:list>
        </text:list-item>
      </text:list>
      <text:p text:style-name="Standard"/>
      <text:h text:style-name="Heading_20_2" text:outline-level="2"><text:bookmark-start text:name="__RefHeading___Toc585_1454761327"/><text:soft-page-break/>Installation des programmes pour créer un serveur web<text:bookmark-end text:name="__RefHeading___Toc585_1454761327"/></text:h>
      <text:p text:style-name="P5">Le principe ici est d’installer l’ensemble du package LAMP pour avoir un serveur opérationnel.</text:p>
      <text:p text:style-name="P6">J’ai suivi en partie le tuto sur Raspbian-france mais en aménageant un peu quelques éléments.</text:p>
      <text:p text:style-name="P6"><text:a xlink:type="simple" xlink:href="https://raspbian-france.fr/installer-serveur-web-raspberry/" text:style-name="Internet_20_link" text:visited-style-name="Visited_20_Internet_20_Link">https://raspbian-france.fr/installer-serveur-web-raspberry/</text:a></text:p>
      <text:p text:style-name="P6"><draw:frame draw:style-name="fr2" draw:name="Cadre3" text:anchor-type="paragraph" svg:width="18cm" draw:z-index="1"><draw:text-box fo:min-height="0.499cm"><text:p text:style-name="P51"><text:span text:style-name="T4">A</text:span><text:bookmark-start text:name="encadre1"/><text:span text:style-name="T4">TTENTION</text:span><text:bookmark-end text:name="encadre1"/><text:span text:style-name="T4"> </text:span>: sur la page ci-dessus, lors de l’installation de Mysql, il est proposé de supprimer le root et de le recréer. Cette technique fonctionne effectivement, sauf qu’après, lors de l’installation de phpmyadmin, j’ai été coincé que l’utilisateur root n’avait pas tous les privilèges (création de nouvel utilisateur et droits de ces derniers).</text:p><text:p text:style-name="P50">La solution <text:span text:style-name="T15">qui </text:span>est préconisée dans les commentaires <text:span text:style-name="T15">de la page </text:span>sous la forme de </text:p><text:p text:style-name="P50"><text:span text:style-name="T15">&lt;</text:span>sudo mysql -u root -p<text:span text:style-name="T15">&gt;</text:span> pour donner un mot de passe à root sans le supprimer, <text:span text:style-name="T15">semble ne pas fonctionner vraiment mieux</text:span>. </text:p><text:p text:style-name="P53">Après beaucoup de recherches, j’en arrive à la conclusion suivante :</text:p><text:p text:style-name="P53">1/ le root de mysql n’a pas besoin de mot de passe car pour y aller par le terminal on demande le mot de passe du root de l’ordinateur → sudo mysql</text:p><text:p text:style-name="P53">2/ Du coup, on ne peut pas ouvrir une session Phpmyadmin avec le root car ce n’est pas possible sans mot de passe (c’est phpmyadmin qui n’admet pas de connexion sans mot de passe).</text:p><text:p text:style-name="P53">3/ Du coup, il faut créer une table et un utilisateur associé à partir du terminal. Ensuite sur phpmyadmin on peut se connecter directement avec le nom de cet utilisateur et on a accès à la table en question (c’est ce qui m’intéresse en fait).</text:p><text:p text:style-name="P52"/></draw:text-box></draw:frame></text:p>
      <text:list xml:id="list3318492142" text:style-name="L7">
        <text:list-item>
          <text:p text:style-name="P121">Installation de Apache2, Php5 et Mysql</text:p>
          <text:p text:style-name="P121">&lt;<text:span text:style-name="code">sudo apt-get install apache2 php mysql-server php-mysql</text:span>&gt;</text:p>
          <text:p text:style-name="P120"><text:span text:style-name="T7">Attention, contrairement à ce qui est proposé sur le site, on installe php et non php5 et php-mysql et non php5-mysql (c’est ce qui est proposé sur le site ubuntu – installation server web LAMP : </text:span><text:a xlink:type="simple" xlink:href="https://doc.ubuntu-fr.org/lamp" text:style-name="Internet_20_link" text:visited-style-name="Visited_20_Internet_20_Link"><text:span text:style-name="T7">https://doc.ubuntu-fr.org/lamp</text:span></text:a><text:span text:style-name="T7">). Sur ce site on rajoute la librairie : </text:span>libapache2-mod-php <text:span text:style-name="T7">je l’ai donc installé également.</text:span></text:p>
        </text:list-item>
        <text:list-item>
          <text:p text:style-name="P122">Test du fonctionnement en passant par <text:a xlink:type="simple" xlink:href="http://localhost/" text:style-name="Internet_20_link" text:visited-style-name="Visited_20_Internet_20_Link">http://localhost/</text:a> → ok</text:p>
        </text:list-item>
        <text:list-item>
          <text:p text:style-name="P122">Test du fonctionnement de php : écrire un petit fichier php et le mettre dans le répertoire /var/www/html/ <text:span text:style-name="T8">→ ok</text:span></text:p>
        </text:list-item>
        <text:list-item>
          <text:p text:style-name="P123">Test du fonctionnement de Mysql (voir site raspbian) <text:span text:style-name="T9">→ ok </text:span></text:p>
        </text:list-item>
        <text:list-item>
          <text:p text:style-name="P124">D’après les infos, Phpmyadmin fonctionne avec MariaDB <text:span text:style-name="T15">(qui est la version plus libre que Mysql)</text:span> donc on install</text:p>
          <text:p text:style-name="P124">&lt;<text:span text:style-name="code">sudo apt-get install phpmyadmin</text:span>&gt;</text:p>
          <text:p text:style-name="P125"><text:span text:style-name="T4">ATTENTION</text:span> : j’ai lu quelque part qu’il ne fallait pas demander l’installation de phpmyadmin par db-config, j’ai donc répondu non à cette question et du coup pas de mot passe demandé pour phpmyadmin et pas de base phpmyadmin présente dans les bases.</text:p>
          <text:p text:style-name="P126">C’est ici, lors de l’installation de phpmyadmin qu’un mot de passe est demandé : raspberryMiss</text:p>
        </text:list-item>
      </text:list>
      <text:p text:style-name="P7">Pour l’instant ça coince avec Mysql ou mariaDB qui m’indique toujours une erreur et du coup le problème de mot de passe bloque lorsque je lance phpmyadmin.</text:p>
      <text:h text:style-name="Heading_20_2" text:outline-level="2"><text:bookmark-start text:name="__RefHeading___Toc587_1454761327"/><text:span text:style-name="T13">I</text:span>nstallation d’une nouvelle base pour la suite<text:bookmark-end text:name="__RefHeading___Toc587_1454761327"/></text:h>
      <text:p text:style-name="P8"><text:span text:style-name="T17">Voir le nouvel encadré sur l’installation de mysql – </text:span><text:span text:style-name="T17"><text:bookmark-ref text:reference-format="chapter" text:ref-name="encadre1"/></text:span><text:span text:style-name="T18">voir </text:span><text:a xlink:type="simple" xlink:href="#encadre1" text:style-name="Internet_20_link" text:visited-style-name="Visited_20_Internet_20_Link"><text:span text:style-name="T18">ci-dessus</text:span></text:a><text:span text:style-name="T18"> </text:span></text:p>
      <text:p text:style-name="P10">A faire donc en mode terminal en lançant &lt;<text:span text:style-name="code">sudo mysql</text:span>&gt;</text:p>
      <text:list xml:id="list2881462387" text:style-name="L8">
        <text:list-item>
          <text:p text:style-name="P127">création d’un nouvelle base : pi <text:span text:style-name="T16">- &lt;</text:span><text:span text:style-name="code"><text:span text:style-name="T16">CREATE DATABASE pi</text:span></text:span><text:span text:style-name="T16">&gt;</text:span></text:p>
        </text:list-item>
        <text:list-item>
          <text:p text:style-name="P127">création d’un nom d’utilisateur : <text:span text:style-name="T14">raspberryP</text:span>i en mode local <text:span text:style-name="T16">- &lt;</text:span><text:span text:style-name="code"><text:span text:style-name="T16">CREATE USER 'raspberryPi'@'localhost' IDENTIFIED BY 'raspberryMiss';</text:span></text:span><text:span text:style-name="T16">&gt;</text:span></text:p>
        </text:list-item>
        <text:list-item>
          <text:p text:style-name="P128">Mot de passe : raspberryMiss </text:p>
        </text:list-item>
        <text:list-item>
          <text:p text:style-name="P129"><text:soft-page-break/>Donner les droits complets à cet utilisateur pour cette base - <text:span text:style-name="T22">&lt;</text:span><text:span text:style-name="code"><text:span text:style-name="T22">GRANT ALL PRIVILEGES ON pi.* TO 'raspberryPi'@'localhost';</text:span></text:span><text:span text:style-name="T22">&gt; on peut rajouter au bout de la ligne &lt;</text:span><text:span text:style-name="code"><text:span text:style-name="T22">WITH GRANT OPTION</text:span></text:span><text:span text:style-name="T22">&gt; ce qui permet à l’utilisateur de créer des nouveaux utilisateurs (à utiliser avec parcimonie et si nécessaire vraiment)</text:span></text:p>
        </text:list-item>
      </text:list>
      <text:p text:style-name="P9">Avec le logiciel PhpMyAdmin (<text:a xlink:type="simple" xlink:href="http://localhost/phpmyadmin/" text:style-name="Internet_20_link" text:visited-style-name="Visited_20_Internet_20_Link">http://localhost/phpmyadmin/</text:a>) <text:span text:style-name="T16">on peut ouvrir le logiciel avec ce nom d’utilisateur et ce mot de passe. On arrive alors sur la base et on a tout les droits pour modifier cette base.</text:span></text:p>
      <text:h text:style-name="Heading_20_2" text:outline-level="2"><text:bookmark-start text:name="__RefHeading___Toc589_1454761327"/>Installation d’un répertoire spécifique pour un site<text:bookmark-end text:name="__RefHeading___Toc589_1454761327"/></text:h>
      <text:list xml:id="list1362841479" text:style-name="L9">
        <text:list-item>
          <text:p text:style-name="P130">Utiliser la commande</text:p>
        </text:list-item>
      </text:list>
      <text:p text:style-name="P57"><text:span text:style-name="T24">&lt;</text:span><text:span text:style-name="code">sudo nano /etc/apache2/sites-available/</text:span><text:span text:style-name="code"><text:span text:style-name="T53">000-</text:span></text:span><text:span text:style-name="code">default.</text:span><text:span text:style-name="code"><text:span text:style-name="T53">conf</text:span></text:span><text:span text:style-name="T24">&gt;</text:span></text:p>
      <text:p text:style-name="P58">rajouter à la fin du fichier avant &lt;/VirtualHost&gt;</text:p>
      <text:p text:style-name="P55">Alias /chauffage /home/pi/projects/chauffage/www/</text:p>
      <text:p text:style-name="P55">&lt;Directory /home/pi/projects/chauffage/www&gt;</text:p>
      <text:p text:style-name="P55"><text:s text:c="8"/>Options Indexes FollowSymLinks MultiViews</text:p>
      <text:p text:style-name="P55"><text:s text:c="8"/>AllowOverride All</text:p>
      <text:p text:style-name="P55"><text:s text:c="8"/>&lt;RequireAny&gt;</text:p>
      <text:p text:style-name="P55"><text:s text:c="16"/>Require ip 127.0.0.1</text:p>
      <text:p text:style-name="P55"><text:s text:c="16"/>Require ip 192.168.1.0</text:p>
      <text:p text:style-name="P55"><text:s text:c="16"/>Require ip 192.168.1.20</text:p>
      <text:p text:style-name="P55"><text:s text:c="16"/>Require ip 192.168.1.22</text:p>
      <text:p text:style-name="P56"><text:s text:c="16"/>Require ip 192.168.1.2<text:span text:style-name="T54">3</text:span></text:p>
      <text:p text:style-name="P55"><text:s text:c="8"/>&lt;/RequireAny&gt;</text:p>
      <text:p text:style-name="P55">&lt;/Directory&gt;</text:p>
      <text:p text:style-name="P55">les adresses ip correspondent aux adresses des machines à partir duquel on peut lancer la page web du raspberry.</text:p>
      <text:list xml:id="list4188994686" text:style-name="L10">
        <text:list-item>
          <text:p text:style-name="P132">Relancer le serveur apache &lt;<text:span text:style-name="code">sudo /etc/init.d/apache2 restart</text:span>&gt;</text:p>
        </text:list-item>
        <text:list-item>
          <text:p text:style-name="P134">Il faut <text:span text:style-name="T23">créer le répertoire et </text:span>mettre un fichier php dans le répertoire /home/pi/projects/chauffage/www</text:p>
        </text:list-item>
        <text:list-item>
          <text:p text:style-name="P133"><text:span text:style-name="T23">tester en lançant </text:span><text:a xlink:type="simple" xlink:href="http://localhost/chauffage" text:style-name="Internet_20_link" text:visited-style-name="Visited_20_Internet_20_Link"><text:span text:style-name="T23">http://localhost/chauffage</text:span></text:a></text:p>
        </text:list-item>
      </text:list>
      <text:h text:style-name="Heading_20_2" text:outline-level="2"><text:bookmark-start text:name="__RefHeading___Toc591_1454761327"/>Tester le fonctionnement en SSH à partir d’un ordinateur distant<text:bookmark-end text:name="__RefHeading___Toc591_1454761327"/></text:h>
      <text:h text:style-name="Heading_20_3" text:outline-level="3"><text:bookmark-start text:name="__RefHeading___Toc593_1454761327"/>Sur une machine Ubuntu <text:bookmark-end text:name="__RefHeading___Toc593_1454761327"/></text:h>
      <text:list xml:id="list2060842358" text:style-name="L11">
        <text:list-item>
          <text:p text:style-name="P131">tapez &lt;<text:span text:style-name="code">ssh </text:span><text:a xlink:type="simple" xlink:href="mailto:pi@192.168.1.23" text:style-name="Internet_20_link" text:visited-style-name="Visited_20_Internet_20_Link"><text:span text:style-name="code">pi@192.168.1.23</text:span></text:a>&gt;</text:p>
        </text:list-item>
        <text:list-item>
          <text:p text:style-name="P131">La machine demande le mot de passe et à la première connexion, elle demande une confirmation de cette adresse</text:p>
        </text:list-item>
      </text:list>
      <text:h text:style-name="P108" text:outline-level="3"><text:bookmark-start text:name="__RefHeading___Toc595_1454761327"/>Sur une machine windows<text:bookmark-end text:name="__RefHeading___Toc595_1454761327"/></text:h>
      <text:p text:style-name="Standard">Il faut passer par un logiciel comme PUTTY qui permet de lancer une connexion en SSH, il faut juste intégrer l’adresse ip du server et on y accède directement (attention à la première connexion, il y a encore un message qui demande une confirmation sur le site demandé)</text:p>
      <text:h text:style-name="P105" text:outline-level="2"><text:bookmark-start text:name="__RefHeading___Toc1434_1454761327"/>Installation du serveur FTP<text:bookmark-end text:name="__RefHeading___Toc1434_1454761327"/></text:h>
      <text:p text:style-name="P14">Pour la suite de la procédure, on sera amené à télécharger des fichiers par FTP (le raspberry devenant un serveur sans clavier et sans clé usb, le transfert FTP est le seul moyen pour télécharger des fichiers). On va donc effectuer les transferts par FileZilla, mais il faut configurer le raspberry comme serveur FTP. Pour cela </text:p>
      <text:list xml:id="list3360673575" text:style-name="L12">
        <text:list-item>
          <text:p text:style-name="P62"><text:soft-page-break/>Installation du serveur : &lt;<text:span text:style-name="code">sudo apt-get install vsftpd</text:span>&gt;</text:p>
        </text:list-item>
      </text:list>
      <text:p text:style-name="P14">Pour pouvoir télécharger des fichiers sur le serveur (par défaut on peut télécharger à partir du serveur, mais pas envoyer un fichier sur le serveur), il faut modifier la configuration du serveur <text:s/></text:p>
      <text:list xml:id="list155428598784290" text:continue-numbering="true" text:style-name="L12">
        <text:list-item>
          <text:p text:style-name="P62">Ouvrir le fichier de configuration &lt;<text:span text:style-name="code"> sudo nano vsftpd.conf</text:span>&gt;</text:p>
        </text:list-item>
        <text:list-item>
          <text:p text:style-name="P62">Modifier la ligne en enlevant le symbole commentaires &lt;<text:span text:style-name="code">write_enable=YES</text:span>&gt;</text:p>
        </text:list-item>
      </text:list>
      <text:p text:style-name="P14">On peut maintenant utiliser FileZilla et avec l’adresse IP du raspberry, son identifiant et mot de passe transférer dans les deux sens des fichiers.</text:p>
      <text:h text:style-name="Heading_20_1" text:outline-level="1"><text:bookmark-start text:name="__RefHeading___Toc1436_1454761327"/>P<text:span text:style-name="T36">artie mise en place du projet</text:span><text:bookmark-end text:name="__RefHeading___Toc1436_1454761327"/></text:h>
      <text:h text:style-name="Heading_20_2" text:outline-level="2"><text:bookmark-start text:name="__RefHeading___Toc1438_1454761327"/>Principe de fonctionnement général<text:bookmark-end text:name="__RefHeading___Toc1438_1454761327"/></text:h>
      <text:h text:style-name="Heading_20_3" text:outline-level="3"><text:bookmark-start text:name="__RefHeading___Toc1440_1454761327"/>Coté physique (le hard)<text:bookmark-end text:name="__RefHeading___Toc1440_1454761327"/></text:h>
      <text:p text:style-name="P15">On a des capteurs qui sont branchés directement sur le Raspberry. Dans un premier temps, il s’agit de capteurs de température, mais on peut imaginer d’autres types de capteurs (lumière, ou autres) et pourquoi pas des relais qui seraient commandés par le Raspberry pour mener des actions.</text:p>
      <text:h text:style-name="Heading_20_3" text:outline-level="3"><text:bookmark-start text:name="__RefHeading___Toc1442_1454761327"/>Coté logiciel (le soft) – récupération des données et commande d’action<text:bookmark-end text:name="__RefHeading___Toc1442_1454761327"/></text:h>
      <text:p text:style-name="P15">Cette partie nécessite d’avoir un ou des programmes qui tourne en permanence et qui va récupérer les données et éventuellement commander les opérations extérieures. C’est le principe du fichier worker.php qui est lancé par un crontab de façon répéter (à régler).</text:p>
      <text:p text:style-name="P15">Les données sont stockées dans une base de données qui permettra de gérer les évolutions. </text:p>
      <text:h text:style-name="Heading_20_3" text:outline-level="3"><text:bookmark-start text:name="__RefHeading___Toc1444_1454761327"/>Coté logiciel (le soft) – affichage d’information<text:bookmark-end text:name="__RefHeading___Toc1444_1454761327"/></text:h>
      <text:p text:style-name="P15">Il faut aussi prévoir d’afficher les informations Ici on a une page web qui est lancé au démarrage du raspberry, une partie de cette page est statique et une partie est rafraichie à intervalle régulier pour intégrer les modifications des informations.</text:p>
      <text:p text:style-name="P15">Ces données seront lues dans la base de données.</text:p>
      <text:h text:style-name="Heading_20_3" text:outline-level="3"><text:bookmark-start text:name="__RefHeading___Toc1420_944546318"/><text:span text:style-name="Source_20_Text">Organisation des fichiers de présentation et de la base de donnée</text:span><text:bookmark-end text:name="__RefHeading___Toc1420_944546318"/></text:h>
      <text:p text:style-name="P43">Pour résumer </text:p>
      <text:list xml:id="list752327770" text:style-name="L13">
        <text:list-item>
          <text:p text:style-name="P64">On a un processus daemonize.php qui tourne en permanence et qui lance un script <text:span text:style-name="T4">worker.php</text:span> régulièrement (toutes les 5 secondes).</text:p>
        </text:list-item>
        <text:list-item>
          <text:p text:style-name="P63">Le système, par l'intermédiaire du crontab vérifie toutes les minutes si le processus est bien en cours d'activités sinon, il le relance (en cas d'arrêt et relance de la machine par exemple).</text:p>
        </text:list-item>
        <text:list-item>
          <text:p text:style-name="P63">Le script <text:span text:style-name="T4">worker.php</text:span> lit les informations des capteurs et écrit l'information dans la base</text:p>
        </text:list-item>
        <text:list-item>
          <text:p text:style-name="P63">On a ensuite un fichier <text:span text:style-name="T4">index.php</text:span> qui est dans la racine /var/www/index.php qui va chercher l'information dans la base et qui les inscrit sur la page qui est rafraichit toutes les 5 secondes (par la balise Meta ou la méthode en ajax). </text:p>
        </text:list-item>
      </text:list>
      <text:h text:style-name="Heading_20_3" text:outline-level="3"><text:bookmark-start text:name="__RefHeading___Toc1422_944546318"/><text:soft-page-break/>Détails sur le fonctionnement web<text:bookmark-end text:name="__RefHeading___Toc1422_944546318"/></text:h>
      <text:list xml:id="list2927099361" text:style-name="List_20_1">
        <text:list-item>
          <text:p text:style-name="P66">Fichier <text:span text:style-name="T11">index.php </text:span><text:span text:style-name="T63">c'est le fichier sur lequel démarre le site. Le principe est que part l'intermédiaire d'une bibliothèque Jquery et d'une fonction JavaScript : </text:span><text:span text:style-name="T11">script.js</text:span><text:span text:style-name="T63">, on intègre le fichier </text:span><text:span text:style-name="T11">refresh.php</text:span><text:span text:style-name="T63"> dans la Div dont l'id est '</text:span><text:span text:style-name="T64">rafraichir</text:span><text:span text:style-name="T63">'.</text:span></text:p>
        </text:list-item>
        <text:list-item>
          <text:p text:style-name="P66"><text:span text:style-name="T63">Fichier </text:span><text:span text:style-name="T11">refresh.php </text:span><text:span text:style-name="T63">: c'est ce fichier qui affiche les informations sur l'écran. Inclusion du fichier </text:span><text:span text:style-name="T11">co</text:span><text:span text:style-name="T12">nfig</text:span><text:span text:style-name="T11">Base.inc</text:span><text:span text:style-name="T63"> pour régler les connections à la base et </text:span><text:span text:style-name="T11">functions.inc</text:span><text:span text:style-name="T63"> qui regroupe les fonctions en lien avec les recherches. Le fichier écrit les infos sur les températures des capteurs avec la fonction </text:span><text:span text:style-name="T21">recupererAffichage()</text:span><text:span text:style-name="T63"> qui va chercher dans la base les infos dans la table ‘</text:span><text:span text:style-name="T64">capteurs’</text:span><text:span text:style-name="T63">.</text:span></text:p>
        </text:list-item>
        <text:list-item>
          <text:p text:style-name="P66"><text:span text:style-name="T63">Fichier </text:span><text:span text:style-name="T11">daemonize.php</text:span><text:span text:style-name="T63"> (voir explication ci-dessus) lance le fichier </text:span><text:span text:style-name="T11">worker.php</text:span><text:span text:style-name="T63"> (voir la ligne 49) toutes les 5 secondes (voir ligne 69).</text:span></text:p>
        </text:list-item>
        <text:list-item>
          <text:p text:style-name="P66"><text:span text:style-name="T63">Fichier </text:span><text:span text:style-name="T11">worker.php</text:span><text:span text:style-name="T63"> va lire un tableau $capteurs qui est créé manuellement dans le fichier function.php. Pour chaque nom de capteur, à l'aide de la fonction </text:span><text:span text:style-name="T19">lectureCapteurDS18B20()</text:span><text:span text:style-name="T63"> il va chercher l'information dans le répertoire /sys/bus/w1/devices/$idCapteur/w1_slave et la modifier avant de l'enregistrer dans la base à l'aide de la fonction </text:span><text:span text:style-name="T19">transmettreAffichage(). </text:span><text:span text:style-name="T58">Les infos sont enregistrées dans la table ‘</text:span><text:span text:style-name="T60">capteur</text:span><text:span text:style-name="T59">’</text:span><text:span text:style-name="T19">.</text:span></text:p>
        </text:list-item>
        <text:list-item>
          <text:p text:style-name="P66"><text:span text:style-name="T59">Dernière étape du fonctionnement (dernière étape pour l'instant) : le crontab va lancer toutes les 10 minutes le fichier </text:span><text:span text:style-name="T60">enregistrementDonnees.php</text:span><text:span text:style-name="T59"> toutes les 10 minutes (voir ci-dessus la partie sur le lancement daemon qui explique le crontab). Ce fichier, va chercher dans la table affichage (qui est modifiée toutes les 5 secondes – voir le fichier </text:span><text:span text:style-name="T60">worker.php</text:span><text:span text:style-name="T59">) les données pour chaque capteur et va les enregistrer dans la table </text:span><text:span text:style-name="T20">donnees</text:span><text:span text:style-name="T59"> avec la date et l'heure.</text:span></text:p>
        </text:list-item>
      </text:list>
      <text:h text:style-name="Heading_20_2" text:outline-level="2"><text:bookmark-start text:name="__RefHeading___Toc597_1454761327"/>Quelques astuces pour lancer le raspberry en mode de production finale<text:bookmark-end text:name="__RefHeading___Toc597_1454761327"/></text:h>
      <text:p text:style-name="Standard">L’ensemble de ces astuces ont été trouvé dans un premier temps en anglais ici :</text:p>
      <text:p text:style-name="Standard"><text:a xlink:type="simple" xlink:href="https://blog.niteo.co/raspberry-pi-boot-to-browser/" text:style-name="Internet_20_link" text:visited-style-name="Visited_20_Internet_20_Link">https://blog.niteo.co/raspberry-pi-boot-to-browser/</text:a></text:p>
      <text:h text:style-name="Heading_20_3" text:outline-level="3"><text:bookmark-start text:name="__RefHeading___Toc1452_1454761327"/>Démarrage du Raspberry sur la page web /www/index.php <text:span text:style-name="T56">et suppression de la mise en veille</text:span><text:bookmark-end text:name="__RefHeading___Toc1452_1454761327"/></text:h>
      <text:p text:style-name="P42">Sur le Raspberry pi 2 et 3 on trouve le navigateur Chromium et la procédure ci dessous a besoin du navigateur Midori qui tourne mieux et qui est moins lourd (a voir à l’usage). Donc :</text:p>
      <text:p text:style-name="P40"><text:span text:style-name="code"><text:span text:style-name="T55">&lt;sudo apt-get install midori&gt; </text:span></text:span></text:p>
      <text:p text:style-name="P40"><text:span text:style-name="code"/></text:p>
      <text:p text:style-name="Text_20_body"><text:a xlink:type="simple" xlink:href="https://www.framboise314.fr/raspbian-tout-un-tas-de-trucs/#Demarrer_le_Raspberry_Pi_sur_une_page_web_en_plein_ecran" text:style-name="Internet_20_link" text:visited-style-name="Visited_20_Internet_20_Link"><text:span text:style-name="Internet_20_link"><text:span text:style-name="T57">https://www.framboise314.fr/raspbian-tout-un-tas-de-trucs/#Demarrer_le_Raspberry_Pi_sur_une_page_web_en_plein_ecran</text:span></text:span></text:a></text:p>
      <text:p text:style-name="Text_20_body"><text:s/><text:span text:style-name="T55">Il faut donc modifier le fichier autostart. Attention sur le site, on fait référence au mauvais fichier autostart qui n’est pas lié à la session pi. Il faut donc bien suivre le lien du fichier ci-dessous</text:span></text:p>
      <text:p text:style-name="P41"><text:span text:style-name="code"><text:span text:style-name="T55">&lt;sudo nano </text:span></text:span><text:span text:style-name="code">/home/pi/.config/lxsession/LXDE-pi/autostart </text:span><text:span text:style-name="code"><text:span text:style-name="T55">&gt;</text:span></text:span></text:p>
      <text:p text:style-name="P40">Diésez les lignes d’origine et ajoutez les lignes suivantes : </text:p>
      <text:p text:style-name="P11"><text:span text:style-name="code">#@lxpanel --profile LXDE</text:span></text:p>
      <text:p text:style-name="Standard"><text:span text:style-name="code">#@pcmanfm --desktop --profile LXDE</text:span></text:p>
      <text:p text:style-name="Standard"><text:span text:style-name="code">#@xscreensaver -no-splash</text:span></text:p>
      <text:p text:style-name="Standard"><text:span text:style-name="code"># Démarrage automatique de Midori</text:span></text:p>
      <text:p text:style-name="Standard"><text:span text:style-name="code"># Pas de mise en veille</text:span></text:p>
      <text:p text:style-name="Standard"><text:span text:style-name="code">@xset s off</text:span></text:p>
      <text:p text:style-name="Standard"><text:span text:style-name="code">@xset -dpms</text:span></text:p>
      <text:p text:style-name="Standard"><text:span text:style-name="code">@xset s noblank</text:span></text:p>
      <text:p text:style-name="Standard"><text:span text:style-name="code">@midori -e Fullscreen -a http://</text:span><text:span text:style-name="code"><text:span text:style-name="T56">192.168.1.23/chauffage</text:span></text:span></text:p>
      <text:p text:style-name="Standard"><text:soft-page-break/><text:span text:style-name="T4">ATTENTION </text:span>: <text:span text:style-name="T73">J’ai eu des soucis sur la veille de mon écran malgré les différentes options suivies sur le site cités ci-dessus. Je me suis rendu compte après pas mal de tests que le problème venait d’une option directement sur mon écran qui avait une mise en veille au bout de 10 minutes (modifié ensuite directement dans le menu de l’écran).</text:span></text:p>
      <text:h text:style-name="Heading_20_2" text:outline-level="2"><text:bookmark-start text:name="__RefHeading___Toc603_1454761327"/>Rafraîchissement de la page régulièrement<text:bookmark-end text:name="__RefHeading___Toc603_1454761327"/></text:h>
      <text:p text:style-name="P104"><text:span text:style-name="T74">Dans la suite du projet, il sera nécessaire de relancer la page web à intervalle très régulier pour faire apparaître l’évolution des températures. Deux méthodes sont proposées, la première assez simple mais gourmande en temps et l’autre plus compliquée à mettre en œuvre mais plus discrète dans son fonctionnement. </text:span></text:p>
      <text:h text:style-name="Heading_20_3" text:outline-level="3"><text:bookmark-start text:name="__RefHeading___Toc605_1454761327"/>Méthode 1 – les méta données<text:bookmark-end text:name="__RefHeading___Toc605_1454761327"/></text:h>
      <text:p text:style-name="P13">Avec cette méthode il suffit de rajouter une méta donnée en début du fichier à rafraichir. Comme ici :</text:p>
      <text:p text:style-name="P13">&lt;<text:span text:style-name="code">META HTTP-EQUIV="refresh" CONTENT="5"; URL="http://&lt;?php echo $_SERVER['SERVER_NAME'].$_SERVER['PHP_SELF'] <text:s/>?&gt;"</text:span>&gt;</text:p>
      <text:p text:style-name="P13">La mise à jour de la page est un peu lourde à chaque fois.</text:p>
      <text:h text:style-name="Heading_20_3" text:outline-level="3"><text:bookmark-start text:name="__RefHeading___Toc607_1454761327"/>Méthode 2 – un script particulier<text:bookmark-end text:name="__RefHeading___Toc607_1454761327"/></text:h>
      <text:list xml:id="list1088356252" text:style-name="L14">
        <text:list-item>
          <text:p text:style-name="P67"><text:span text:style-name="T26">On peut pour commencer mettre à jour la plate forme java (je ne sais pas si ça change quelque chose) &lt;</text:span><text:span text:style-name="code"><text:span text:style-name="T26">sudo apt-get install default-jdk</text:span></text:span><text:span text:style-name="T26">&gt;</text:span></text:p>
        </text:list-item>
        <text:list-item>
          <text:p text:style-name="P68">J’ai pas mal galérer aussi, pour des problèmes de droits de fichiers. J’ai pris l’option de donner beaucoup de droit sur les fichiers dans la racine www/ voici la commande :<text:line-break/>&lt;<text:span text:style-name="code">chmod -R 755 www/</text:span>&gt; (il faut être dans le répertoire qui contient le répertoire www/</text:p>
        </text:list-item>
        <text:list-item>
          <text:p text:style-name="P68">Pour cette méthode, il faut charger trois fichier en plus du fichier index</text:p>
        </text:list-item>
      </text:list>
      <text:list xml:id="list2358125776" text:style-name="L15">
        <text:list-item>
          <text:list>
            <text:list-item>
              <text:p text:style-name="P69">jquery-3.3.1.js → dernière bibliothèque Jquery qui fait fonctionner le tout</text:p>
            </text:list-item>
            <text:list-item>
              <text:p text:style-name="P69">script.js → c’est le script qui va faire appel à la bibliothèque et lancer le contenu php qui se trouve dans un autre fichier et rafraichir toutes les secondes (à paramétrer) entre les Div qui porte le nom rafraichir (possible de modifier)</text:p>
            </text:list-item>
            <text:list-item>
              <text:p text:style-name="P69">refresh.php → c’est le fichier qui contient le code php et qui est rafraichi régulièrement.</text:p>
            </text:list-item>
          </text:list>
        </text:list-item>
      </text:list>
      <text:list xml:id="list359955768" text:style-name="L16">
        <text:list-item>
          <text:p text:style-name="P70">Le principe lorsque ça fonctionne, on a la page index avec la partie fixe de la page et refresh.php avec le code qui est la partie qui va être rafraichit régulièrement. </text:p>
        </text:list-item>
      </text:list>
      <text:h text:style-name="Heading_20_2" text:outline-level="2"><text:bookmark-start text:name="__RefHeading___Toc730_3058090646"/>Mise en place d<text:span text:style-name="T28">u</text:span> lancement régulier de fichier<text:span text:style-name="T28">s</text:span> par le Raspberry (Daemon)<text:bookmark-end text:name="__RefHeading___Toc730_3058090646"/></text:h>
      <text:p text:style-name="P16">Principe : le principe initial qui a été retenu <text:span text:style-name="T30">(on testera pour voir si on peut le simplifier)</text:span></text:p>
      <text:list xml:id="list728573424" text:style-name="L17">
        <text:list-item>
          <text:p text:style-name="P71">A partir d’un Crontab → on lance régulièrement un fichier launcher.sh (toutes les 5 secondes)</text:p>
        </text:list-item>
        <text:list-item>
          <text:p text:style-name="P71">A partir du fichier launcher.sh → <text:s/>tester si le fichier daemonsize.php est en cours d’utilisation sinon on le lance</text:p>
        </text:list-item>
        <text:list-item>
          <text:p text:style-name="P71">A partir du fichier daemonsize.php → qui <text:span text:style-name="T28">tourne en permanence et qui </text:span>va relancer <text:s/><text:span text:style-name="T28">régulièrement </text:span>le fichier worker.php</text:p>
        </text:list-item>
        <text:list-item>
          <text:p text:style-name="P72">A partir du fichier worker.php → qui va aller <text:span text:style-name="T28">lire</text:span> les infos dans les capteurs et qui va enregistrer dans la table ‘affichage’ ces infos.</text:p>
        </text:list-item>
      </text:list>
      <text:p text:style-name="P20"><text:soft-page-break/>L’objectif de ce cheminement est d’avoir un fichier daemon qui tourne en permanence et qui a chaque fois ‘tue’ le processus du fichier worker avant de le relancer. Sans cet élément on aurait une saturation de la mémoire.</text:p>
      <text:p text:style-name="P17">Dans le principe initial, de plus on a un autre fonctionnement :</text:p>
      <text:list xml:id="list4237546122" text:style-name="L18">
        <text:list-item>
          <text:p text:style-name="P73">Toujours à partir du crontab → on lance régulière un fichier enregistrementdonnees.php (toutes les 10 minutes)</text:p>
        </text:list-item>
        <text:list-item>
          <text:p text:style-name="P73">A partir du fichier enregistrementdonnees.php → on va chercher les infos dans table la ‘<text:span text:style-name="T65">capteurs</text:span>’ et recopier dans la table ‘donnees’.</text:p>
        </text:list-item>
      </text:list>
      <text:p text:style-name="P17">Ici on va beaucoup plus vite <text:span text:style-name="T28">mais le fichier est lancé que toutes les 10 minutes et avec le crontab on peut lancer au mieux toutes les minutes ce qui est long pour le fichier worker.</text:span></text:p>
      <text:h text:style-name="Heading_20_3" text:outline-level="3"><text:bookmark-start text:name="__RefHeading___Toc732_3058090646"/>Mise en place d’un crontab<text:bookmark-end text:name="__RefHeading___Toc732_3058090646"/></text:h>
      <text:list xml:id="list2262662095" text:style-name="L19">
        <text:list-item>
          <text:p text:style-name="P74">Il faut enregistrer le fichier launcher.sh dans le répertoire /home/pi/projects/chauffage/www/ArrierePlan</text:p>
        </text:list-item>
        <text:list-item>
          <text:p text:style-name="P74">Editer le crontab de pi → &lt;<text:span text:style-name="code">sudo crontab -e</text:span>&gt; une demande avec quel éditeur on souhaite travailler (par habitude je prends nano – proposition 2)</text:p>
        </text:list-item>
        <text:list-item>
          <text:p text:style-name="P74">on rentre en fin de fichier la ligne suivante :<text:line-break/><text:span text:style-name="code">* * * * * /bin/bash /home/pi/projects/chauffage/www/ArrierePlan/launcher.sh </text:span><text:bookmark-start text:name="__DdeLink__1223_79783083"/><text:span text:style-name="code">&gt; /dev/null 2&gt;&amp;1</text:span><text:bookmark-end text:name="__DdeLink__1223_79783083"/><text:span text:style-name="code"><text:line-break/></text:span>toutes les secondes lancement du fichier <text:span text:style-name="T27">launcher.sh et la fin de la ligne évite que l’administrateur recoive un mail à chaque lancement du fichier ou erreur. Du coup, on a aucun retour à ce niveau si le launcher est lancé.</text:span></text:p>
        </text:list-item>
        <text:list-item>
          <text:p text:style-name="P76">Dans un deuxième temps une deuxième ligne a été rentrée pour enregistrer les données dans la base toutes les 10 minutes</text:p>
          <text:p text:style-name="P75"><text:span text:style-name="code"><text:span text:style-name="T61">*/</text:span></text:span><text:span text:style-name="code"><text:span text:style-name="T62">10 </text:span></text:span><text:span text:style-name="code"><text:span text:style-name="T61">* * * * /</text:span></text:span><text:span text:style-name="code"><text:span text:style-name="T62">usr/bin/php</text:span></text:span><text:span text:style-name="code"><text:span text:style-name="T61"> /home/pi/projects/chauffage/www/ArrierePlan/</text:span></text:span><text:span text:style-name="code"><text:span text:style-name="T62">enregistrementDonnees.php</text:span></text:span><text:span text:style-name="code"><text:span text:style-name="T61"> </text:span></text:span><text:bookmark-start text:name="__DdeLink__1223_797830831"/><text:span text:style-name="code"><text:span text:style-name="T61">&gt; /dev/null 2&gt;&amp;1</text:span></text:span><text:bookmark-end text:name="__DdeLink__1223_797830831"/></text:p>
        </text:list-item>
      </text:list>
      <text:p text:style-name="P18"/>
      <text:p text:style-name="P19"><text:span text:style-name="T3">Quelques éléments pour le test</text:span> : </text:p>
      <text:list xml:id="list2187077089" text:style-name="L20">
        <text:list-item>
          <text:p text:style-name="P77">pour tester si le cron fonctionne, modifier la fin de la ligne <text:s/>&lt;<text:span text:style-name="code">/tmp/log_cron 2&gt;&amp;1</text:span>&gt; ceci aura pour effet d’écrire dans un fichier log_cron l’ensemble des erreurs qui sont engendrées par le lancement du fichier. <text:span text:style-name="T28">Pensez à le remodifier ensuite. </text:span></text:p>
        </text:list-item>
      </text:list>
      <text:h text:style-name="Heading_20_3" text:outline-level="3"><draw:frame draw:style-name="fr3" draw:name="Cadre2" text:anchor-type="paragraph" svg:width="8.738cm" draw:z-index="2"><draw:text-box fo:min-height="0.79cm"><text:p text:style-name="P54"><text:span text:style-name="T4">Note provisoire</text:span> : dans les tests j’ai un moment modifié le php.ini pour que les fonctions pcntl_fork() et autres soient activées. <text:span text:style-name="T32">Après test, ce n’est pas nécessaire, même non activées ces fonctions n’empêchent les fichiers de tourner normalement.</text:span></text:p></draw:text-box></draw:frame><text:bookmark-start text:name="__RefHeading___Toc1752_711975375"/>Fichier Daemonize.php<text:bookmark-end text:name="__RefHeading___Toc1752_711975375"/></text:h>
      <text:list xml:id="list2594559674" text:style-name="L21">
        <text:list-item>
          <text:p text:style-name="P79">C’est ce fichier qui va en permanence lancer le fichier worker.php en faisant une pause de 5 secondes (voir ligne 69 pour le réglage)</text:p>
        </text:list-item>
        <text:list-item>
          <text:p text:style-name="P79">La difficulté pour ce fichier, est qu’il ne peut pas être traité sur une interface web. Certaines fonction de pcntl n’accepte pas ce mode de lancement. </text:p>
        </text:list-item>
        <text:list-item>
          <text:p text:style-name="P79">Le retour d’erreur que j’ai pour l’instant est le suivant :</text:p>
        </text:list-item>
        <text:list-item>
          <text:p text:style-name="P78"><text:span text:style-name="T29">« </text:span><text:span text:style-name="code"><text:span text:style-name="T29">PHP Warning: <text:s/>pcntl_exec(): Error has occurred: (errno 8) Exec format error in /home/pi/projects/chauffage/www/ArrierePlan/daemonize.php on line 59</text:span></text:span><text:span text:style-name="T29"> »<text:line-break/>Plusieurs éléments m’ont permis de sortir de l’impasse :</text:span></text:p>
        </text:list-item>
      </text:list>
      <text:list xml:id="list1067884401" text:style-name="L22">
        <text:list-item>
          <text:list>
            <text:list-item>
              <text:list>
                <text:list-item>
                  <text:p text:style-name="P80"><text:soft-page-break/>le problème des droits sur le fichier qui se modifie régulièrement lors de changement =&gt; &lt;<text:span text:style-name="code">chmod 755 NomDuFichier</text:span>&gt;</text:p>
                </text:list-item>
                <text:list-item>
                  <text:p text:style-name="P80">j’avais pour des tests modifier la 1ère ligne des fichiers exécutables =&gt; bien penser à mettre les lignes suivantes <text:s/><text:line-break/>pour les fichiers sh → &lt;<text:span text:style-name="code">#!/bin/bash</text:span>&gt;<text:line-break/>pour les fichiers php → &lt;<text:span text:style-name="code">#!/usr/bin/php</text:span>&gt;</text:p>
                </text:list-item>
                <text:list-item>
                  <text:p text:style-name="P80">Enfin dans le crontab on a vu qu’on peut rentrer les erreurs dans un fichier log ce qui permet de voir si il y a un soucis. </text:p>
                </text:list-item>
                <text:list-item>
                  <text:p text:style-name="P80">Dans le fichier launcher.php on a prévu d’envoyer dans un fichier /tmp/log_launcher la date et l’heure ou le fichier lancer daemonize.php. </text:p>
                </text:list-item>
                <text:list-item>
                  <text:p text:style-name="P80">Attention pensez à remettre en arrêt tous ces tests par la suite pour éviter d’avoir des fichiers volumineux et inutiles.</text:p>
                </text:list-item>
              </text:list>
            </text:list-item>
          </text:list>
        </text:list-item>
      </text:list>
      <text:h text:style-name="P106" text:outline-level="2"><text:bookmark-start text:name="__RefHeading___Toc814_3895800764"/>Installation des capteurs<text:bookmark-end text:name="__RefHeading___Toc814_3895800764"/></text:h>
      <text:p text:style-name="P21">Les capteurs utilisés sont des capteurs DS18B20 qui fonctionne avec le protocole 1-wire (one-wire).</text:p>
      <text:p text:style-name="P21">Branchements</text:p>
      <text:p text:style-name="P21">Un site parmi beaucoup d’autres propose une explication sur l’installation :</text:p>
      <text:p text:style-name="P22"><text:a xlink:type="simple" xlink:href="http://supertos.free.fr/supertos.php?page=1736" text:style-name="Internet_20_link" text:visited-style-name="Visited_20_Internet_20_Link"><text:span text:style-name="T35">http://supertos.free.fr/supertos.php?page=1736</text:span></text:a></text:p>
      <text:h text:style-name="P109" text:outline-level="3"><text:bookmark-start text:name="__RefHeading___Toc816_3895800764"/>Le branchement<text:bookmark-end text:name="__RefHeading___Toc816_3895800764"/></text:h>
      <text:p text:style-name="P21">les éléments à prendre garde sont les suivants :</text:p>
      <text:list xml:id="list703355569" text:style-name="L23">
        <text:list-item>
          <text:p text:style-name="P81">Respect du branchement. J’ai passé un bon bout de temps à tester et re-tester pour me rendre compte que j’avais mal positionné ma résistance.</text:p>
        </text:list-item>
        <text:list-item>
          <text:p text:style-name="P81">Attention également à bien mettre le capteur dans le bon sens. Sur le site, on présente bien le capteur de base et non pas les sondes comme beaucoup de sites. </text:p>
        </text:list-item>
      </text:list>
      <text:h text:style-name="Heading_20_3" text:outline-level="3"><text:bookmark-start text:name="__RefHeading___Toc818_3895800764"/>Paramétrage et lecture sur le Pi<text:bookmark-end text:name="__RefHeading___Toc818_3895800764"/></text:h>
      <text:p text:style-name="P21">Ici, pas mal de galère lors de l’installation, pour aboutir à une lecture des capteurs. La méthode qui semble fonctionner est un peu différente de celle proposée sur le<text:span text:style-name="T35">s</text:span> site<text:span text:style-name="T35">s en général</text:span>. Il semblerait que les dernières versions de Rasbian ne fonctionne plus tout à fait de la même façon. </text:p>
      <text:list xml:id="list3967673375" text:style-name="L24">
        <text:list-item>
          <text:p text:style-name="P82"><text:span text:style-name="T33">Modifier le fichier de configuration du raspberry : &lt;</text:span><text:span text:style-name="code"><text:span text:style-name="T33">sudo raspi-config</text:span></text:span><text:span text:style-name="T33">&gt;</text:span></text:p>
        </text:list-item>
      </text:list>
      <text:list xml:id="list3399809535" text:style-name="L25">
        <text:list-item>
          <text:list>
            <text:list-item>
              <text:p text:style-name="P83"><text:span text:style-name="T33">sélectionner &lt;</text:span><text:span text:style-name="code"><text:span text:style-name="T34">Advanced Option</text:span></text:span><text:span text:style-name="T34">&gt;</text:span></text:p>
            </text:list-item>
            <text:list-item>
              <text:p text:style-name="P83"><text:span text:style-name="T34">sélectionner &lt;</text:span><text:span text:style-name="code"><text:span text:style-name="T34">1-wire</text:span></text:span><text:span text:style-name="T34">&gt; et dite oui pour l’activer</text:span></text:p>
            </text:list-item>
          </text:list>
        </text:list-item>
      </text:list>
      <text:list xml:id="list155429758624831" text:continue-list="list3967673375" text:style-name="L24">
        <text:list-item>
          <text:p text:style-name="P84">Cette partie est un peu plus nébuleuse et demande d’avoir des confirmations (points 2 et 3)</text:p>
        </text:list-item>
      </text:list>
      <text:list xml:id="list2393918921" text:style-name="L26">
        <text:list-item>
          <text:list>
            <text:list-item>
              <text:p text:style-name="P85"><text:span text:style-name="T35">Modifier le fichier config du démarrage <text:s/>&lt;</text:span><text:span text:style-name="code"><text:span text:style-name="T35">sudo nano /boot/config.txt</text:span></text:span><text:span text:style-name="T35">&gt;</text:span></text:p>
            </text:list-item>
            <text:list-item>
              <text:p text:style-name="P85"><text:span text:style-name="T35">rajouter la ligne suivante &lt;</text:span><text:span text:style-name="code"><text:span text:style-name="T35">dtoverlay=w1.gpio,gpiopin=4</text:span></text:span><text:span text:style-name="T35">&gt; ce dernier numéro correspond à la borne du gpio sur lequel est branché la sonde.</text:span></text:p>
            </text:list-item>
          </text:list>
        </text:list-item>
      </text:list>
      <text:list xml:id="list155429049533487" text:continue-list="list155429758624831" text:style-name="L24">
        <text:list-item>
          <text:p text:style-name="P86">Modifier le fichier de modules <text:s/>&lt;<text:span text:style-name="code">sudo nano /etc/modules</text:span>&gt;<text:line-break/>rajouter les deux lignes suivantes : &lt;<text:span text:style-name="code">modprobe w1-gpio</text:span>&gt; et &lt;<text:span text:style-name="code">modprobe w1-therm</text:span>&gt;</text:p>
        </text:list-item>
        <text:list-item>
          <text:p text:style-name="P86">A partir d’ici la démarche est toujours celle proposée sur tous les sites </text:p>
        </text:list-item>
      </text:list>
      <text:list xml:id="list3326657566" text:style-name="L27">
        <text:list-item>
          <text:list>
            <text:list-item>
              <text:p text:style-name="P87"><text:span text:style-name="T35">Allez sur le répertoire devices : &lt;</text:span><text:span text:style-name="code"><text:span text:style-name="T35">cd /sys/bus/w1/devices</text:span></text:span><text:span text:style-name="T35">&gt;</text:span></text:p>
            </text:list-item>
            <text:list-item>
              <text:p text:style-name="P87"><text:span text:style-name="T35">lister les répertoires de devices &lt;</text:span><text:span text:style-name="code"><text:span text:style-name="T35">ls -l</text:span></text:span><text:span text:style-name="T35">&gt; </text:span></text:p>
            </text:list-item>
            <text:list-item>
              <text:p text:style-name="P87"><text:span text:style-name="T35">Théoriquement on voit apparaître des répertoires commençant par 28-xxx (autant qu’il y a de capteurs). Allez sur l’un de ces répertoires :: &lt;</text:span><text:span text:style-name="code"><text:span text:style-name="T35">cd 28-xxx</text:span></text:span><text:span text:style-name="T35">&gt;</text:span></text:p>
            </text:list-item>
            <text:list-item>
              <text:p text:style-name="P87"><text:soft-page-break/><text:span text:style-name="T35">Lire le fichier du capteur : &lt;</text:span><text:span text:style-name="code"><text:span text:style-name="T35">cat w1_slave</text:span></text:span><text:span text:style-name="T35">&gt; qui fournit deux lignes. La deuxième ligne donne la température en hexa et en degrès.</text:span></text:p>
            </text:list-item>
          </text:list>
        </text:list-item>
      </text:list>
      <text:p text:style-name="Standard"/>
      <text:h text:style-name="P111" text:outline-level="1"><text:bookmark-start text:name="__RefHeading___Toc1424_944546318"/>Compléments <text:span text:style-name="T66">d’installation</text:span><text:bookmark-end text:name="__RefHeading___Toc1424_944546318"/></text:h>
      <text:h text:style-name="Heading_20_2" text:outline-level="2"><text:bookmark-start text:name="__RefHeading___Toc1426_944546318"/>Mise en place d’un bouton arrêt<text:bookmark-end text:name="__RefHeading___Toc1426_944546318"/></text:h>
      <text:p text:style-name="P44">Il s’agit ici avec un bouton poussoir d’arrêter proprement la machine.</text:p>
      <text:h text:style-name="Heading_20_3" text:outline-level="3"><text:bookmark-start text:name="__RefHeading___Toc1535_1894604360"/>Coté physique<text:bookmark-end text:name="__RefHeading___Toc1535_1894604360"/></text:h>
      <text:p text:style-name="P46">Ici rien de bien particulier, il s’agit de brancher le bouton poussoir entre une des bornes GPIO <text:span text:style-name="T70">(ici on prend la borne n°22 – appelée GPIO 25 et pour wiringPi borne 6 – voir le schéma </text:span><text:a xlink:type="simple" xlink:href="https://fr.pinout.xyz/pinout/wiringpi" text:style-name="Internet_20_link" text:visited-style-name="Visited_20_Internet_20_Link"><text:span text:style-name="T70">https://fr.pinout.xyz/pinout/wiringpi</text:span></text:a><text:span text:style-name="T70">)</text:span> et la masse. Attention à bien lire le coté soft car un simple branchement pourrait cramer le raspberry.</text:p>
      <text:h text:style-name="Heading_20_3" text:outline-level="3"><text:bookmark-start text:name="__RefHeading___Toc1537_1894604360"/>Coté Soft – <text:span text:style-name="T66">première étape installation wiringPi</text:span><text:bookmark-end text:name="__RefHeading___Toc1537_1894604360"/></text:h>
      <text:p text:style-name="P45">Cette bibliothèque écrite en C++ va me permettre de gérer les bornes GPIO. </text:p>
      <text:p text:style-name="P45"><text:a xlink:type="simple" xlink:href="http://www.geekland-leblog.fr/installer-wiringpi-sur-raspberry-pi/" text:style-name="Internet_20_link" text:visited-style-name="Visited_20_Internet_20_Link">http://www.geekland-leblog.fr/installer-wiringpi-sur-raspberry-pi/</text:a></text:p>
      <text:list xml:id="list155430128737292" text:continue-list="list2927099361" text:style-name="List_20_1">
        <text:list-item>
          <text:p text:style-name="P88">A ce niveau, je n’ai pas eu à l’installer, elle l’était déjà, mais je pense avoir du faire l’installation lorsque j’ai fait des essais avec le branchement de l’Arduino (voir à la fin du fichier). En cas de reprise à zéro du projet, il faudra voir si la bibliothèque est installer de base ou si il faut l’installer.</text:p>
        </text:list-item>
        <text:list-item>
          <text:p text:style-name="P65"><text:span text:style-name="T66">Pour tester </text:span><text:span text:style-name="code"><text:span text:style-name="T66">&lt;gpio -v&gt;</text:span></text:span><text:span text:style-name="T66"> qui donne la version et donc l’existence en même temps de la bibliothèque.</text:span></text:p>
        </text:list-item>
      </text:list>
      <text:h text:style-name="Heading_20_3" text:outline-level="3"><text:bookmark-start text:name="__RefHeading___Toc1539_1894604360"/>Coté soft – le principe de fonctionnement<text:bookmark-end text:name="__RefHeading___Toc1539_1894604360"/></text:h>
      <text:p text:style-name="P45">Ici, je me suis inspiré d’une méthode préconisé par ce site :</text:p>
      <text:list xml:id="list155428707603996" text:continue-numbering="true" text:style-name="List_20_1">
        <text:list-item>
          <text:p text:style-name="P89">Le principe est de tester sur une page en php qui tourne en permanence si le bouton est appuyé, si c’est le cas, on va créer un fichier bidon « shutdown » dans un endroit précis. Un daemon gérer par le root va en permanence (presque) vérifier si il y a existence du fichier « shudown » et va éteindre le Raspberry en ayant au préalable supprimer le fichier « shutdown ». Ce passage par un fichier est nécessaire pour des questions de droits : l’utilisateur qui gère la page internet n’a pas les droits pour arrêter la machine. </text:p>
        </text:list-item>
      </text:list>
      <text:p text:style-name="P47">Pour mettre en œuvre tout cela :</text:p>
      <text:list xml:id="list577410937" text:style-name="L28">
        <text:list-item>
          <text:p text:style-name="P90">Créer un programme de démarrage <text:span text:style-name="T30">« </text:span><text:span text:style-name="T31">launcher_gpio.sh »</text:span><text:span text:style-name="T71"> « launcher_gpio.php » </text:span>qui va <text:span text:style-name="T68">initialiser </text:span>les infos sur les GPIO. Il faut en effet mettre une borne GPIO à 1 et le fait d’appuyer sur le bouton poussoir va la mettre à 0</text:p>
          <text:p text:style-name="P90"><text:span text:style-name="code">&lt;system (« GPIO </text:span><text:span text:style-name="code"><text:span text:style-name="T68">IN 6</text:span></text:span><text:span text:style-name="code"> »)&gt;</text:span> le bouton est branché sur la borne du GPIO 2<text:span text:style-name="T70">5</text:span> (n° <text:span text:style-name="T70">6</text:span> dans la bibliothèque<text:span text:style-name="T67">) et la masse </text:span><text:s/>– voir le schéma : <text:a xlink:type="simple" xlink:href="https://fr.pinout.xyz/pinout/wiringpi" text:style-name="Internet_20_link" text:visited-style-name="Visited_20_Internet_20_Link">https://fr.pinout.xyz/pinout/wiringpi</text:a>#</text:p>
          <text:p text:style-name="P91"><text:span text:style-name="code">&lt;system (« GPIO </text:span><text:span text:style-name="code"><text:span text:style-name="T70">6</text:span></text:span><text:span text:style-name="code"> up »)&gt;</text:span> ici, il faut utiliser la résistance interne du raspberry pour éviter les surchauffes. <text:s/>La borne GPIO <text:span text:style-name="T70">25 </text:span>passe ainsi à <text:span text:style-name="T68">1</text:span>.</text:p>
        </text:list-item>
        <text:list-item>
          <text:p text:style-name="P92">Pour que ce programme soit lancé au démarrage, j’ai utilisé la méthode qui consiste à créer des fichiers .desktop et qu’il faut placer dans le répertoire <text:span text:style-name="code">&lt;/etc/xdg/autostart&gt;</text:span>. Il faut enregistrer un ensemble d’éléments tels que décrit dans le site :</text:p>
          <text:p text:style-name="P92"><text:a xlink:type="simple" xlink:href="https://doc.ubuntu-fr.org/tutoriel/application_demarrage" text:style-name="Internet_20_link" text:visited-style-name="Visited_20_Internet_20_Link">https://doc.ubuntu-fr.org/tutoriel/application_demarrage</text:a></text:p>
          <text:p text:style-name="P92">la ligne importante étant surtout celle-ci </text:p>
          <text:p text:style-name="P92"><text:soft-page-break/><text:span text:style-name="code">&lt;Exec=php </text:span><text:span text:style-name="code"><text:span text:style-name="T17">home/</text:span></text:span><text:span text:style-name="code"><text:span text:style-name="T61">pi/projects/chauffage/launcher_gpio.php&gt;</text:span></text:span></text:p>
          <text:p text:style-name="P93">et apparemment (je n’ai pas testé sans cette ligne mais c’est indiqué dans le site) :</text:p>
          <text:p text:style-name="P92"><text:span text:style-name="code"><text:span text:style-name="T61">&lt;X-GNOME-Autostart-enabled=true&gt;</text:span></text:span></text:p>
        </text:list-item>
        <text:list-item>
          <text:p text:style-name="P94">Dans le programme refresh.php qui est relancé en permanence sur la page index.php, j’ai ajouté les éléments de vérification de la borne 2<text:span text:style-name="T70">5</text:span></text:p>
          <text:p text:style-name="P94"><text:span text:style-name="code">&lt;exec ( "gpio read </text:span><text:span text:style-name="code"><text:span text:style-name="T72">6</text:span></text:span><text:span text:style-name="code">", $status );;&gt;</text:span></text:p>
          <text:p text:style-name="P94">on test la variable $<text:span text:style-name="T69">status</text:span> et on créé un fichier shutdown (on aurait pu l’appeler toto) si la variable est égale à 0. <text:span text:style-name="code"><text:span text:style-name="T69">&lt;exec("touch /home/pi/projects/chauffage/shutdown")&gt;</text:span></text:span></text:p>
          <text:p text:style-name="P95">Attention à bien gérer le répertoire ou l’on copie le fichier shutdown, il faut que l’utilisateur www-data (celui qui gère la page php) peut écrire dans ce répertoire. </text:p>
        </text:list-item>
        <text:list-item>
          <text:p text:style-name="P96">Dans le fichier launcher.sh qui est relancé par le cron toutes les minutes on vérifie l’existence du fichier shutdown et si il est présent on le supprime (pour la prochaine relance) <text:span text:style-name="code">&lt;rm -f /home/pi/projects/chauffage/shutdown&gt;</text:span> et on éteint la machine <text:span text:style-name="code">&lt;/sbin/shutdown now&gt;</text:span></text:p>
          <text:p text:style-name="P96">Attention pour l’instant j’ai utilisé le répertoire chauffage pour installer le fichier shutdown, mais il faudra prévoir un autre répertoire pour les problèmes de sécurité.<text:span text:style-name="code"> </text:span></text:p>
        </text:list-item>
      </text:list>
      <text:p text:style-name="P48"><text:span text:style-name="code"/></text:p>
      <text:p text:style-name="P45"/>
      <text:p text:style-name="P45"><text:s/></text:p>
      <text:h text:style-name="Heading_20_1" text:outline-level="1"><text:bookmark-start text:name="__RefHeading___Toc972_3276016986"/>Modification du projet en passant par un Arduino<text:bookmark-end text:name="__RefHeading___Toc972_3276016986"/></text:h>
      <text:p text:style-name="P39"><draw:frame draw:style-name="fr4" draw:name="Cadre4" text:anchor-type="paragraph" svg:x="8.784cm" svg:y="0.36cm" svg:width="8.163cm" draw:z-index="3"><draw:text-box fo:min-height="1.374cm"><text:p text:style-name="P39"><text:span text:style-name="T4">Septembre 2018 </text:span>: Abandon du projet car je n’ai pas réussi à établir un lien au niveau du langage I2C</text:p></draw:text-box></draw:frame></text:p>
      <text:p text:style-name="P23">L’idée est de tester de laisser l’<text:span text:style-name="T36">A</text:span>rduino pour mesurer en continu les informations de lecture des capteurs. L’intérêt est que c’est le principe de l’Arduino que de travailler en continu. On évite ainsi toute l’organisation du pi et du daemonize et ainsi éviter les surcharges du processeur (c’est ça qu’il faut tester.</text:p>
      <text:p text:style-name="P23">Le problème est de savoir comment transmettre les infos au pi. Deux principes sont à envisager :</text:p>
      <text:list xml:id="list1137224146" text:style-name="L29">
        <text:list-item>
          <text:p text:style-name="P97">A chaque changement de température d’un capteur on envoi l’infos au pi qui l’enregistre dans la base. A tester le principe de lecture en série, qu’est-ce qui déclenche la lecture (si il faut mettre tout un système en place pour déclencher une lecture tout les secondes cela ressemble au daemon).</text:p>
        </text:list-item>
        <text:list-item>
          <text:p text:style-name="P97">On demande au pi d’enregistrer les changements dans la base de données et le pi va chercher les infos dans la base lorsqu’il a besoin de rafraichir la base. Il faut voir les besoins précis pour gé<text:span text:style-name="T36">r</text:span>er une base de données depuis un pi.</text:p>
        </text:list-item>
      </text:list>
      <text:p text:style-name="P24">Ces deux principes seront à tester.</text:p>
      <text:h text:style-name="Heading_20_2" text:outline-level="2"><text:bookmark-start text:name="__RefHeading___Toc2017_3276016986"/>Connexion <text:span text:style-name="T37">du Raspberry et de l’Arduino</text:span><text:bookmark-end text:name="__RefHeading___Toc2017_3276016986"/></text:h>
      <text:p text:style-name="P25"><text:span text:style-name="T39">1</text:span><text:span text:style-name="T41">ère</text:span><text:span text:style-name="T39"> question quelle type de connexion ? Deux possibilités </text:span></text:p>
      <text:list xml:id="list3560659116" text:style-name="L30">
        <text:list-item>
          <text:p text:style-name="P98"><text:span text:style-name="T39">Connexion</text:span> par l’intermédiaire du <text:span text:style-name="T38">protocole I</text:span><text:span text:style-name="T42">2</text:span><text:span text:style-name="T38">C (sur les broches 2 et 3 du GPIO Raspberry et A4 et A5 de l’Arduino avec un lien entre les broches GND)</text:span></text:p>
        </text:list-item>
        <text:list-item>
          <text:p text:style-name="P99">Connexion par les prises USB (beaucoup plus simple, mais…???)</text:p>
        </text:list-item>
      </text:list>
      <text:p text:style-name="P29"><text:span text:style-name="T39">voir le site ici qui a fait un choix </text:span><text:a xlink:type="simple" xlink:href="http://anothermaker.xyz/iot/communication-entre-un-raspberry-pi-et-un-arduino-5319#quelle-methode-i2c-ou-usb-" text:style-name="Internet_20_link" text:visited-style-name="Visited_20_Internet_20_Link"><text:span text:style-name="T39">ici</text:span></text:a></text:p>
      <text:p text:style-name="P30"><text:soft-page-break/><text:span text:style-name="T48">Dans tous les cas, il est nécessaire d’installer l’IDE Arduino sur le raspberry pour pouvoir transférer un programme sur l’Arduino. Pour ce faire : &lt;</text:span><text:span text:style-name="code"><text:span text:style-name="T48">sudo apt-get install arduino</text:span></text:span><text:span text:style-name="T48">&gt;</text:span></text:p>
      <text:h text:style-name="P110" text:outline-level="3"><text:bookmark-start text:name="__RefHeading___Toc2019_3276016986"/>connexion <text:span text:style-name="T44">par le protocole <text:s/>I</text:span><text:span text:style-name="T42">2</text:span><text:span text:style-name="T38">C</text:span><text:bookmark-end text:name="__RefHeading___Toc2019_3276016986"/></text:h>
      <text:p text:style-name="P32">Pour faire cette connexion, j’ai suivi le tuto suivant : <text:a xlink:type="simple" xlink:href="https://www.pihomeserver.fr/2013/08/13/raspberry-pi-home-server-arduino-lier-les-deux-via-bus-i2c/" text:style-name="Internet_20_link" text:visited-style-name="Visited_20_Internet_20_Link">https://www.pihomeserver.fr/2013/08/13/raspberry-pi-home-server-arduino-lier-les-deux-via-bus-i2c/</text:a></text:p>
      <text:p text:style-name="P33"><text:a xlink:type="simple" xlink:href="https://github.com/tbrianjones/raspberry-pi-i2c-bus" text:style-name="Internet_20_link" text:visited-style-name="Visited_20_Internet_20_Link">https://github.com/tbrianjones/raspberry-pi-i2c-bus</text:a></text:p>
      <text:p text:style-name="P38">pour les aspects programmation de l’Arduino :</text:p>
      <text:p text:style-name="P38"><text:a xlink:type="simple" xlink:href="https://www.carnetdumaker.net/articles/mesurer-une-temperature-avec-un-capteur-1-wire-ds18b20-et-une-carte-arduino-genuino/" text:style-name="Internet_20_link" text:visited-style-name="Visited_20_Internet_20_Link">https://www.carnetdumaker.net/articles/mesurer-une-temperature-avec-un-capteur-1-wire-ds18b20-et-une-carte-arduino-genuino/</text:a></text:p>
      <text:p text:style-name="P38"/>
      <text:p text:style-name="P33"/>
      <text:list xml:id="list316063160" text:style-name="L31">
        <text:list-item>
          <text:p text:style-name="P100">On prépare le croquis spécifique pour l’Arduino en définissant l’Arduino comme esclave. Le programme est assez simple et utilise la bibliothèque Wire qui est elle aussi assez simple.</text:p>
        </text:list-item>
        <text:list-item>
          <text:p text:style-name="P100">On active le protocole I2C sur le raspberry. Ici tout était déjà fait : le fichier Blacklist était vierge donc pas de ligne à commenter et le module i2c-dev était déjà installé.</text:p>
        </text:list-item>
        <text:list-item>
          <text:p text:style-name="P100">Si j’ai bien compris, on installe l’outil i2c-tools pour pouvoir lire le tableau avec les adresses.</text:p>
        </text:list-item>
        <text:list-item>
          <text:p text:style-name="P100">On branche les deux machines en faisant attention sur l’erreur dans le dessin (inversion des broches 3 et 4 – voir le texte d’introduction).</text:p>
        </text:list-item>
      </text:list>
      <text:p text:style-name="P31">Jusque là pas de soucis. Si on suit le tuto, on <text:span text:style-name="T49">devrait intaller</text:span> python. <text:span text:style-name="T49">Mais je suis partie sur une autre version qui utilise une bibliothèque PHP inittulé i2c_bus.php. Cette bibliothèque met en œuvre en fait l’utilisation des commandes shell i2cget et i2cset. J’ai beaucoup galéré pour déjà avoir un premier élément qui fonctionne : j’envoie une infos à l’Arduino et je vais chercher la réponse (le Raspberry étant le maître et l’Arduino l’esclave, c’est le Raspberry qui envoi les demandes).</text:span></text:p>
      <text:p text:style-name="P34">Un premier élément de blocage est que la bibliothèque ne fonctionnait pas du fait des droits sur le fichier i2c-1. Donc &lt;<text:span text:style-name="code">sudo chown 777 /dev/i2c-1</text:span>&gt; C’est pour l’instant la seule erreur qui me semblait bloquer le processus. (Asuiv<text:span text:style-name="T50">re).</text:span> <text:span text:style-name="T50">Attention cette erreur est à corriger à chaque fois que l’on arrete le raspberry. Une solution doit être trouvé.</text:span></text:p>
      <text:p text:style-name="P34"/>
      <text:p text:style-name="P36">Pour l’instant avec cette méthode il est possible de lire le capteur DS18B20 brancher sur l’Arduino et de l’afficher sur le site du rapsberryPi. Comment ?</text:p>
      <text:list xml:id="list1202971907" text:style-name="L32">
        <text:list-item>
          <text:p text:style-name="P101">Le premier élément, se passe sur l’Arduino qui lit en permanence les infos du capteur (8 octets sont lus en permanence dont le 1<text:span text:style-name="T40">er</text:span> et le 2<text:span text:style-name="T40">ème</text:span> qui permet de calculer la température.</text:p>
        </text:list-item>
        <text:list-item>
          <text:p text:style-name="P101">C’est le RaspberryPi qui est le maître, il envoie donc une information à l’Arduino qui va l’entrainer à envoyer une infomation. Ici on envoie <text:span text:style-name="T51">l’octet 0x0</text:span>2. </text:p>
        </text:list-item>
        <text:list-item>
          <text:p text:style-name="P101">Dès que l’Arduino reçoit ce chiffre, il va chercher le premier octet de la température et le renvoie au RaspberryPi.</text:p>
        </text:list-item>
        <text:list-item>
          <text:p text:style-name="P101">Le RaspberryPi par l’intermédiaire de la bibliothèque i2c-bus.php (un modifié pour le bon fonctionnement du test) reçoi le premier octet, l’enregistre et renvoie une nouvelle information. Ici 0xff.</text:p>
        </text:list-item>
        <text:list-item>
          <text:p text:style-name="P102">Dès que l’Arduino reçoit l’octet 0xff, <text:span text:style-name="T51">il va chercher le deuxième octet de la température et le renvoi vers le raspberryPi.</text:span></text:p>
        </text:list-item>
        <text:list-item>
          <text:p text:style-name="P102"><text:span text:style-name="T51">Le RaspberryPi reçoit ce 2</text:span><text:span text:style-name="T43">ème</text:span><text:span text:style-name="T51"> octet, l’enregistre et fait une opération ((1</text:span><text:span text:style-name="T43">er</text:span><text:span text:style-name="T51"> octet+255)+2</text:span><text:span text:style-name="T43">ème</text:span><text:span text:style-name="T51"> octet) x 0,0625 qui donne la température. </text:span></text:p>
        </text:list-item>
      </text:list>
      <text:p text:style-name="P37"><text:soft-page-break/>Conclusion provisoire : cette méthode fonctionne assez bien. Le principe de lecture d’un seul octet à la fois n’est pas optimum (sur les infos des outils i2c-get il est pourtant possible de lire plusieurs octets en une fois mais je n’ai pas réussi à le mettre en œuvre. </text:p>
      <text:p text:style-name="P37">L’idée est maintenant de travailler sur deux éléments :</text:p>
      <text:list xml:id="list2362133262" text:style-name="L33">
        <text:list-item>
          <text:p text:style-name="P103">Comment améliorer maintenant ce test avec plusieurs capteurs présents sur l’Arduino</text:p>
        </text:list-item>
        <text:list-item>
          <text:p text:style-name="P103"><text:span text:style-name="T30">Trouver une autre méthode de lecture qui n’utilise pas l’outil i2c-get mais travaille avec le fichier /dev/i2c-1</text:span>. <text:span text:style-name="T52">Ce deuxième point est abandonné pour l’instant, je n’ai rien trouvé qui permette de travailler avec ce fichier (les sites montrent que des exemples qui ne fonctionnent pas). </text:span></text:p>
        </text:list-item>
      </text:list>
      <text:p text:style-name="P34"/>
      <text:p text:style-name="P35"/>
      <text:p text:style-name="P27"><text:span text:style-name="T4">ATTENTION</text:span><text:span text:style-name="T47"> </text:span><text:span text:style-name="T46">:T</text:span>oujours sur le même site, on aborde un soucis de tension entre le Raspberry et l’Arduino qui pourrait entraîner des erreurs fatales pour le Raspberry (dans le cadre du protocole <text:span text:style-name="T38">I</text:span><text:span text:style-name="T42">2</text:span><text:span text:style-name="T38">C</text:span>)</text:p>
      <text:h text:style-name="Heading_20_3" text:outline-level="3"><text:bookmark-start text:name="__RefHeading___Toc2021_3276016986"/>Connexion sur le Raspberry par USB<text:bookmark-end text:name="__RefHeading___Toc2021_3276016986"/></text:h>
      <text:p text:style-name="P26"><text:span text:style-name="T45">Comme indiqué ci-dessus, le site suivant intègre un script python dans une page web php</text:span> : <text:a xlink:type="simple" xlink:href="https://www.developpez.net/forums/d1611087/general-developpement/programmation-systeme/embarque/raspberry-pi/intensite-led-arduino-rpi-python-php/" text:style-name="Internet_20_link" text:visited-style-name="Visited_20_Internet_20_Link">https://www.developpez.net/forums/d1611087/general-developpement/programmation-systeme/embarque/raspberry-pi/intensite-led-arduino-rpi-python-php/</text:a></text:p>
      <text:h text:style-name="Heading_20_3" text:outline-level="3"><text:bookmark-start text:name="__RefHeading___Toc2036_3276016986"/>Connexion sur l’Arduino par le protocole I2C ou l’USB<text:bookmark-end text:name="__RefHeading___Toc2036_3276016986"/></text:h>
      <text:p text:style-name="P28">J’ai l’impression que le principe est le même quelque soit le protocole à v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tyle:font-adornments="Norm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variant="small-cap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class="text">
      <style:paragraph-properties style:writing-mode="page"/>
      <style:text-properties style:font-name="DejaVu Sans Light" fo:font-family="'DejaVu Sans Light'" style:font-style-name="ExtraLight" style:font-family-generic="swiss" style:font-pitch="variable" fo:font-size="10.5pt" fo:font-weight="150" style:font-size-asian="10.5pt"/>
    </style:style>
    <style:style style:name="Frame_20_contents" style:display-name="Frame contents" style:family="paragraph" style:parent-style-name="Standard" style:class="extra"/>
    <style:style style:name="ligne_5f_commande" style:display-name="ligne_commande" style:family="paragraph" style:parent-style-name="Standard">
      <style:paragraph-properties style:writing-mode="page"/>
      <style:text-properties fo:color="#0000ff" style:font-name="Arial" fo:font-family="Arial" style:font-style-name="Normal" style:font-family-generic="swiss" fo:font-size="10.5pt" style:font-size-asian="10.5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writing-mode="page"/>
      <style:text-properties fo:color="#666666" fo:font-size="101%" style:text-underline-style="solid" style:text-underline-width="auto" style:text-underline-color="font-color"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variant="small-caps" style:text-underline-style="solid" style:text-underline-width="auto" style:text-underline-color="font-color"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font-size="9pt"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code" style:family="text">
      <style:text-properties fo:color="#008000" style:font-name="DejaVu Sans Light" fo:font-family="'DejaVu Sans Light'" style:font-style-name="ExtraLight" style:font-family-generic="swiss" style:font-pitch="variable" fo:font-size="10.5pt"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6:04:59.427861380</meta:creation-date>
    <dc:date>2018-11-07T15:54:27.349000000</dc:date>
    <meta:editing-duration>P3DT1H57M44S</meta:editing-duration>
    <meta:editing-cycles>52</meta:editing-cycles>
    <meta:generator>LibreOffice/6.0.6.2$Windows_X86_64 LibreOffice_project/0c292870b25a325b5ed35f6b45599d2ea4458e77</meta:generator>
    <meta:document-statistic meta:table-count="0" meta:image-count="0" meta:object-count="0" meta:page-count="13" meta:paragraph-count="313" meta:word-count="5326" meta:character-count="33022" meta:non-whitespace-character-count="27928"/>
  </office:meta>
</office:document-meta>
</file>